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variable"/>
    <style:font-face style:name="Source Code Pro ExtraLight1" svg:font-family="'Source Code Pro ExtraLight'" style:font-family-generic="modern" style:font-pitch="fixed"/>
    <style:font-face style:name="Source Code Pro1" svg:font-family="'Source Code Pro'" style:font-family-generic="modern" style:font-pitch="fixed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0c2cd" draw:textarea-horizontal-align="justify" draw:textarea-vertical-align="top" draw:auto-grow-height="false" fo:min-height="10.75cm" fo:min-width="3.75cm"/>
      <style:paragraph-properties style:writing-mode="lr-tb"/>
    </style:style>
    <style:style style:name="gr2" style:family="graphic" style:parent-style-name="standard" style:list-style-name="L1">
      <style:graphic-properties draw:fill-color="#dde8cb" draw:textarea-horizontal-align="justify" draw:textarea-vertical-align="top" draw:auto-grow-height="false" fo:min-height="4cm" fo:min-width="4.25cm"/>
      <style:paragraph-properties style:writing-mode="lr-tb"/>
    </style:style>
    <style:style style:name="gr3" style:family="graphic" style:parent-style-name="standard">
      <style:graphic-properties svg:stroke-color="#000000" draw:fill-color="#dedce6" draw:textarea-horizontal-align="justify" draw:textarea-vertical-align="top" draw:auto-grow-height="false" fo:min-height="11.75cm" fo:min-width="12.75cm"/>
      <style:paragraph-properties style:writing-mode="lr-tb"/>
    </style:style>
    <style:style style:name="gr4" style:family="graphic" style:parent-style-name="standard">
      <style:graphic-properties svg:stroke-color="#000000" draw:fill-color="#dee6ef" draw:textarea-horizontal-align="justify" draw:textarea-vertical-align="top" draw:auto-grow-height="false" fo:min-height="7.5cm" fo:min-width="3.25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25cm" fo:min-width="2.25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8" style:family="graphic" style:parent-style-name="standard">
      <style:graphic-properties svg:stroke-color="#000000" draw:fill-color="#f6f9d4" draw:textarea-horizontal-align="justify" draw:textarea-vertical-align="top" draw:auto-grow-height="false" fo:min-height="6.75cm" fo:min-width="7.5cm"/>
      <style:paragraph-properties style:writing-mode="lr-tb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25cm" fo:min-width="2cm"/>
      <style:paragraph-properties style:writing-mode="lr-tb"/>
    </style:style>
    <style:style style:name="gr10" style:family="graphic" style:parent-style-name="standard">
      <style:graphic-properties draw:marker-end="Arrowheads_20_1" draw:textarea-vertical-align="middle"/>
    </style:style>
    <style:style style:name="gr11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2" style:family="graphic" style:parent-style-name="standard">
      <style:graphic-properties svg:stroke-color="#000000" draw:fill-color="#8e86ae" draw:textarea-horizontal-align="justify" draw:textarea-vertical-align="middle" draw:auto-grow-height="false" fo:min-height="0.25cm" fo:min-width="2.25cm"/>
      <style:paragraph-properties style:writing-mode="lr-tb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2cm" fo:min-width="2.25cm"/>
      <style:paragraph-properties style:writing-mode="lr-tb"/>
    </style:style>
    <style:style style:name="gr14" style:family="graphic" style:parent-style-name="standard">
      <style:graphic-properties draw:fill-color="#e16173" draw:textarea-horizontal-align="justify" draw:textarea-vertical-align="middle" draw:auto-grow-height="false" fo:min-height="0.202cm" fo:min-width="2.202cm"/>
      <style:paragraph-properties style:writing-mode="lr-tb"/>
    </style:style>
    <style:style style:name="gr15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2.25cm" fo:min-width="2.25cm"/>
      <style:paragraph-properties style:writing-mode="lr-tb"/>
    </style:style>
    <style:style style:name="gr17" style:family="graphic" style:parent-style-name="standard">
      <style:graphic-properties draw:fill-color="#e16173" draw:textarea-horizontal-align="justify" draw:textarea-vertical-align="middle" draw:auto-grow-height="false" fo:min-height="0.878cm" fo:min-width="2.128cm"/>
      <style:paragraph-properties style:writing-mode="lr-tb"/>
    </style:style>
    <style:style style:name="gr18" style:family="graphic" style:parent-style-name="standard">
      <style:graphic-properties svg:stroke-color="#000000" draw:fill-color="#f6f9d4" draw:textarea-horizontal-align="justify" draw:textarea-vertical-align="top" draw:auto-grow-height="false" fo:min-height="2.5cm" fo:min-width="7.5cm"/>
      <style:paragraph-properties style:writing-mode="lr-tb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cm" fo:min-width="2.75cm"/>
      <style:paragraph-properties style:writing-mode="lr-tb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25cm" fo:min-width="2.75cm"/>
      <style:paragraph-properties style:writing-mode="lr-tb"/>
    </style:style>
    <style:style style:name="gr21" style:family="graphic" style:parent-style-name="standard">
      <style:graphic-properties svg:stroke-color="#000000" draw:fill-color="#dedce6" draw:textarea-horizontal-align="justify" draw:textarea-vertical-align="top" draw:auto-grow-height="false" fo:min-height="19.34cm" fo:min-width="5.19cm"/>
      <style:paragraph-properties style:writing-mode="lr-tb"/>
    </style:style>
    <style:style style:name="gr22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4.25cm"/>
      <style:paragraph-properties style:writing-mode="lr-tb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3.75cm"/>
      <style:paragraph-properties style:writing-mode="lr-tb"/>
    </style:style>
    <style:style style:name="gr24" style:family="graphic" style:parent-style-name="standard" style:list-style-name="L1">
      <style:graphic-properties draw:fill-color="#dde8cb" draw:textarea-horizontal-align="justify" draw:textarea-vertical-align="top" draw:auto-grow-height="false" fo:min-height="14.5cm" fo:min-width="3.75cm"/>
      <style:paragraph-properties style:writing-mode="lr-tb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0cm" fo:min-width="3.25cm"/>
      <style:paragraph-properties style:writing-mode="lr-tb"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3.25cm"/>
      <style:paragraph-properties style:writing-mode="lr-tb"/>
    </style:style>
    <style:style style:name="gr27" style:family="graphic" style:parent-style-name="standard" style:list-style-name="L1">
      <style:graphic-properties draw:fill-color="#afd095" draw:textarea-horizontal-align="justify" draw:textarea-vertical-align="top" draw:auto-grow-height="false" fo:min-height="11.75cm" fo:min-width="3.25cm"/>
      <style:paragraph-properties style:writing-mode="lr-tb"/>
    </style:style>
    <style:style style:name="gr28" style:family="graphic" style:parent-style-name="standard" style:list-style-name="L1">
      <style:graphic-properties draw:fill-color="#77bc65" draw:textarea-horizontal-align="justify" draw:textarea-vertical-align="top" draw:auto-grow-height="false" fo:min-height="5.5cm" fo:min-width="2.75cm"/>
      <style:paragraph-properties style:writing-mode="lr-tb"/>
    </style:style>
    <style:style style:name="gr29" style:family="graphic" style:parent-style-name="standard">
      <style:graphic-properties svg:stroke-color="#000000" draw:textarea-horizontal-align="justify" draw:textarea-vertical-align="top" draw:auto-grow-height="false" fo:min-height="2cm" fo:min-width="2.25cm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top" draw:auto-grow-height="false" fo:min-height="2.5cm" fo:min-width="2.25cm"/>
      <style:paragraph-properties style:writing-mode="lr-tb"/>
    </style:style>
    <style:style style:name="gr31" style:family="graphic" style:parent-style-name="standard">
      <style:graphic-properties svg:stroke-color="#000000" draw:textarea-horizontal-align="justify" draw:textarea-vertical-align="top" draw:auto-grow-height="false" fo:min-height="1cm" fo:min-width="2.75cm"/>
      <style:paragraph-properties style:writing-mode="lr-tb"/>
    </style:style>
    <style:style style:name="gr32" style:family="graphic" style:parent-style-name="standard">
      <style:graphic-properties svg:stroke-color="#000000" draw:textarea-horizontal-align="justify" draw:textarea-vertical-align="top" draw:auto-grow-height="false" fo:min-height="1.25cm" fo:min-width="2.75cm"/>
      <style:paragraph-properties style:writing-mode="lr-tb"/>
    </style:style>
    <style:style style:name="gr33" style:family="graphic" style:parent-style-name="standard">
      <style:graphic-properties svg:stroke-color="#000000" draw:fill-color="#77bc65" draw:textarea-horizontal-align="justify" draw:textarea-vertical-align="middle" draw:auto-grow-height="false" fo:min-height="0.5cm" fo:min-width="3cm"/>
      <style:paragraph-properties style:writing-mode="lr-tb"/>
    </style:style>
    <style:style style:name="gr34" style:family="graphic" style:parent-style-name="standard">
      <style:graphic-properties svg:stroke-color="#000000" draw:fill-color="#dedce6" draw:textarea-horizontal-align="justify" draw:textarea-vertical-align="top" draw:auto-grow-height="false" fo:min-height="15.75cm" fo:min-width="4.69cm"/>
      <style:paragraph-properties style:writing-mode="lr-tb"/>
    </style:style>
    <style:style style:name="gr35" style:family="graphic" style:parent-style-name="standard" style:list-style-name="L1">
      <style:graphic-properties draw:fill-color="#afd095" draw:textarea-horizontal-align="justify" draw:textarea-vertical-align="top" draw:auto-grow-height="false" fo:min-height="14.75cm" fo:min-width="4.25cm"/>
      <style:paragraph-properties style:writing-mode="lr-tb"/>
    </style:style>
    <style:style style:name="gr36" style:family="graphic" style:parent-style-name="standard">
      <style:graphic-properties svg:stroke-color="#000000" draw:fill-color="#468a1a" draw:textarea-horizontal-align="justify" draw:textarea-vertical-align="middle" draw:auto-grow-height="false" fo:min-height="0cm" fo:min-width="3.75cm"/>
      <style:paragraph-properties style:writing-mode="lr-tb"/>
    </style:style>
    <style:style style:name="gr37" style:family="graphic" style:parent-style-name="standard">
      <style:graphic-properties svg:stroke-color="#000000" draw:fill-color="#8e86ae" draw:textarea-horizontal-align="justify" draw:textarea-vertical-align="middle" draw:auto-grow-height="false" fo:min-height="0cm" fo:min-width="3.75cm"/>
      <style:paragraph-properties style:writing-mode="lr-tb"/>
    </style:style>
    <style:style style:name="gr38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3.75cm"/>
      <style:paragraph-properties style:writing-mode="lr-tb"/>
    </style:style>
    <style:style style:name="gr39" style:family="graphic" style:parent-style-name="standard">
      <style:graphic-properties svg:stroke-color="#000000" draw:fill-color="#50938a" draw:textarea-horizontal-align="justify" draw:textarea-vertical-align="middle" draw:auto-grow-height="false" fo:min-height="0cm" fo:min-width="3.75cm"/>
      <style:paragraph-properties style:writing-mode="lr-tb"/>
    </style:style>
    <style:style style:name="gr40" style:family="graphic" style:parent-style-name="standard">
      <style:graphic-properties draw:marker-end="Arrowheads_20_3" draw:textarea-vertical-align="middle"/>
    </style:style>
    <style:style style:name="gr41" style:family="graphic" style:parent-style-name="standard">
      <style:graphic-properties draw:marker-start="Arrowheads_20_3" draw:marker-end="Arrowheads_20_3" draw:textarea-vertical-align="middle"/>
    </style:style>
    <style:style style:name="gr42" style:family="graphic" style:parent-style-name="standard" style:list-style-name="L1">
      <style:graphic-properties draw:fill-color="#dee7e5" draw:textarea-horizontal-align="justify" draw:textarea-vertical-align="top" draw:auto-grow-height="false" fo:min-height="10.75cm" fo:min-width="3.75cm"/>
      <style:paragraph-properties style:writing-mode="lr-tb"/>
    </style:style>
    <style:style style:name="gr43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44" style:family="graphic" style:parent-style-name="standard">
      <style:graphic-properties svg:stroke-color="#000000" draw:textarea-horizontal-align="justify" draw:textarea-vertical-align="top" draw:auto-grow-height="false" fo:min-height="0.25cm" fo:min-width="2.75cm"/>
      <style:paragraph-properties style:writing-mode="lr-tb"/>
    </style:style>
    <style:style style:name="gr45" style:family="graphic" style:parent-style-name="standard" style:list-style-name="L1">
      <style:graphic-properties draw:fill-color="#dde8cb" draw:textarea-horizontal-align="justify" draw:textarea-vertical-align="top" draw:auto-grow-height="false" fo:min-height="6cm" fo:min-width="3.75cm"/>
      <style:paragraph-properties style:writing-mode="lr-tb"/>
    </style:style>
    <style:style style:name="gr46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3.25cm"/>
      <style:paragraph-properties style:writing-mode="lr-tb"/>
    </style:style>
    <style:style style:name="gr47" style:family="graphic" style:parent-style-name="standard" style:list-style-name="L1">
      <style:graphic-properties draw:fill-color="#77bc65" draw:textarea-horizontal-align="justify" draw:textarea-vertical-align="top" draw:auto-grow-height="false" fo:min-height="2.5cm" fo:min-width="2.75cm"/>
      <style:paragraph-properties style:writing-mode="lr-tb"/>
    </style:style>
    <style:style style:name="gr48" style:family="graphic" style:parent-style-name="standard">
      <style:graphic-properties svg:stroke-color="#000000" draw:textarea-horizontal-align="justify" draw:textarea-vertical-align="top" draw:auto-grow-height="false" fo:min-height="0.5cm" fo:min-width="2.25cm"/>
      <style:paragraph-properties style:writing-mode="lr-tb"/>
    </style:style>
    <style:style style:name="gr49" style:family="graphic" style:parent-style-name="standard" style:list-style-name="L1">
      <style:graphic-properties draw:fill-color="#fff5ce" draw:textarea-horizontal-align="justify" draw:textarea-vertical-align="top" draw:auto-grow-height="false" fo:min-height="10.75cm" fo:min-width="3.75cm"/>
      <style:paragraph-properties style:writing-mode="lr-tb"/>
    </style:style>
    <style:style style:name="gr50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0cm" fo:min-width="2.75cm"/>
      <style:paragraph-properties style:writing-mode="lr-tb"/>
    </style:style>
    <style:style style:name="gr52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53" style:family="graphic" style:parent-style-name="standard">
      <style:graphic-properties svg:stroke-color="#468a1a" draw:marker-start="Arrowheads_20_4" draw:marker-end="" draw:fill-color="#468a1a" draw:textarea-vertical-align="middle"/>
    </style:style>
    <style:style style:name="gr54" style:family="graphic" style:parent-style-name="standard" style:list-style-name="L1">
      <style:graphic-properties draw:fill-color="#dde8cb" draw:textarea-horizontal-align="justify" draw:textarea-vertical-align="top" draw:auto-grow-height="false" fo:min-height="11cm" fo:min-width="3.75cm"/>
      <style:paragraph-properties style:writing-mode="lr-tb"/>
    </style:style>
    <style:style style:name="gr55" style:family="graphic" style:parent-style-name="standard" style:list-style-name="L1">
      <style:graphic-properties draw:fill-color="#afd095" draw:textarea-horizontal-align="justify" draw:textarea-vertical-align="top" draw:auto-grow-height="false" fo:min-height="8.25cm" fo:min-width="3.25cm"/>
      <style:paragraph-properties style:writing-mode="lr-tb"/>
    </style:style>
    <style:style style:name="gr56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57" style:family="graphic" style:parent-style-name="standard">
      <style:graphic-properties svg:stroke-color="#000000" draw:fill-color="#3465a4" draw:textarea-horizontal-align="justify" draw:textarea-vertical-align="top" draw:auto-grow-height="false" fo:min-height="0.5cm" fo:min-width="2.25cm"/>
      <style:paragraph-properties style:writing-mode="lr-tb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0cm" fo:min-width="2.25cm"/>
      <style:paragraph-properties style:writing-mode="lr-tb"/>
    </style:style>
    <style:style style:name="gr59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2.25cm"/>
      <style:paragraph-properties style:writing-mode="lr-tb"/>
    </style:style>
    <style:style style:name="gr60" style:family="graphic" style:parent-style-name="standard">
      <style:graphic-properties svg:stroke-color="#468a1a" draw:marker-start="" draw:marker-end="Arrowheads_20_4" draw:fill-color="#468a1a" draw:textarea-vertical-align="middle"/>
    </style:style>
    <style:style style:name="gr61" style:family="graphic" style:parent-style-name="standard" style:list-style-name="L1">
      <style:graphic-properties draw:fill-color="#dde8cb" draw:textarea-horizontal-align="justify" draw:textarea-vertical-align="top" draw:auto-grow-height="false" fo:min-height="7cm" fo:min-width="3.75cm"/>
      <style:paragraph-properties style:writing-mode="lr-tb"/>
    </style:style>
    <style:style style:name="gr62" style:family="graphic" style:parent-style-name="standard" style:list-style-name="L1">
      <style:graphic-properties draw:fill-color="#afd095" draw:textarea-horizontal-align="justify" draw:textarea-vertical-align="top" draw:auto-grow-height="false" fo:min-height="4.25cm" fo:min-width="3.25cm"/>
      <style:paragraph-properties style:writing-mode="lr-tb"/>
    </style:style>
    <style:style style:name="gr63" style:family="graphic" style:parent-style-name="standard" style:list-style-name="L1">
      <style:graphic-properties draw:fill-color="#77bc65" draw:textarea-horizontal-align="justify" draw:textarea-vertical-align="top" draw:auto-grow-height="false" fo:min-height="3.5cm" fo:min-width="2.75cm"/>
      <style:paragraph-properties style:writing-mode="lr-tb"/>
    </style:style>
    <style:style style:name="gr64" style:family="graphic" style:parent-style-name="standard">
      <style:graphic-properties svg:stroke-color="#000000" draw:textarea-horizontal-align="justify" draw:textarea-vertical-align="top" draw:auto-grow-height="false" fo:min-height="0.25cm" fo:min-width="2.25cm"/>
      <style:paragraph-properties style:writing-mode="lr-tb"/>
    </style:style>
    <style:style style:name="gr65" style:family="graphic" style:parent-style-name="standard">
      <style:graphic-properties svg:stroke-color="#000000" draw:fill-color="#6b5e9b" draw:textarea-horizontal-align="justify" draw:textarea-vertical-align="middle" draw:auto-grow-height="false" fo:min-height="0cm" fo:min-width="1.9cm"/>
      <style:paragraph-properties style:writing-mode="lr-tb"/>
    </style:style>
    <style:style style:name="gr66" style:family="graphic" style:parent-style-name="standard">
      <style:graphic-properties svg:stroke-color="#5b277d" draw:marker-start="" draw:marker-end="" draw:textarea-vertical-align="middle"/>
    </style:style>
    <style:style style:name="gr67" style:family="graphic" style:parent-style-name="standard">
      <style:graphic-properties svg:stroke-color="#5b277d" draw:marker-end="Arrowheads_20_4" draw:textarea-vertical-align="middle"/>
    </style:style>
    <style:style style:name="gr68" style:family="graphic" style:parent-style-name="standard">
      <style:graphic-properties svg:stroke-color="#b85c00" draw:marker-end="Arrowheads_20_4" draw:textarea-vertical-align="middle"/>
    </style:style>
    <style:style style:name="gr69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3.75cm"/>
      <style:paragraph-properties style:writing-mode="lr-tb"/>
    </style:style>
    <style:style style:name="gr70" style:family="graphic" style:parent-style-name="standard">
      <style:graphic-properties svg:stroke-color="#355269" draw:marker-end="Arrowheads_20_4" draw:textarea-vertical-align="middle"/>
    </style:style>
    <style:style style:name="gr71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72" style:family="graphic" style:parent-style-name="standard">
      <style:graphic-properties draw:marker-end="Arrowheads_20_4" draw:textarea-vertical-align="middle"/>
    </style:style>
    <style:style style:name="gr73" style:family="graphic" style:parent-style-name="standard">
      <style:graphic-properties svg:stroke-color="#000000" svg:stroke-linecap="butt" draw:fill-color="#bf0041" draw:textarea-horizontal-align="justify" draw:textarea-vertical-align="middle" draw:auto-grow-height="false" fo:min-height="0cm" fo:min-width="1.75cm"/>
      <style:paragraph-properties style:writing-mode="lr-tb"/>
    </style:style>
    <style:style style:name="gr74" style:family="graphic" style:parent-style-name="standard">
      <style:graphic-properties svg:stroke-color="#355269" draw:marker-end="Arrowheads_20_4" draw:fill-color="#355269" draw:textarea-vertical-align="middle"/>
    </style:style>
    <style:style style:name="gr75" style:family="graphic" style:parent-style-name="standard" style:list-style-name="L1">
      <style:graphic-properties draw:fill-color="#dde8cb" draw:textarea-horizontal-align="justify" draw:textarea-vertical-align="top" draw:auto-grow-height="false" fo:min-height="13.25cm" fo:min-width="4.25cm"/>
      <style:paragraph-properties style:writing-mode="lr-tb"/>
    </style:style>
    <style:style style:name="gr76" style:family="graphic" style:parent-style-name="standard" style:list-style-name="L1">
      <style:graphic-properties draw:fill-color="#b4c7dc" draw:textarea-horizontal-align="justify" draw:textarea-vertical-align="top" draw:auto-grow-height="false" fo:min-height="8.25cm" fo:min-width="3.75cm"/>
      <style:paragraph-properties style:writing-mode="lr-tb"/>
    </style:style>
    <style:style style:name="gr77" style:family="graphic" style:parent-style-name="standard">
      <style:graphic-properties svg:stroke-color="#000000" draw:fill-color="#50938a" draw:textarea-horizontal-align="justify" draw:textarea-vertical-align="middle" draw:auto-grow-height="false" fo:min-height="0cm" fo:min-width="3.25cm"/>
      <style:paragraph-properties style:writing-mode="lr-tb"/>
    </style:style>
    <style:style style:name="gr78" style:family="graphic" style:parent-style-name="standard">
      <style:graphic-properties svg:stroke-color="#168253" draw:marker-end="Arrowheads_20_4" draw:textarea-vertical-align="middle"/>
    </style:style>
    <style:style style:name="gr79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3.25cm"/>
      <style:paragraph-properties style:writing-mode="lr-tb"/>
    </style:style>
    <style:style style:name="gr80" style:family="graphic" style:parent-style-name="standard">
      <style:graphic-properties svg:stroke-color="#000000" svg:stroke-linecap="butt" draw:fill-color="#bf0041" draw:textarea-horizontal-align="justify" draw:textarea-vertical-align="top" draw:auto-grow-height="false" fo:min-height="3.5cm" fo:min-width="3.25cm"/>
      <style:paragraph-properties style:writing-mode="lr-tb"/>
    </style:style>
    <style:style style:name="gr81" style:family="graphic" style:parent-style-name="standard">
      <style:graphic-properties svg:stroke-color="#c9211e" draw:marker-end="Arrowheads_20_4" draw:textarea-vertical-align="middle"/>
    </style:style>
    <style:style style:name="gr82" style:family="graphic" style:parent-style-name="standard">
      <style:graphic-properties svg:stroke-color="#000000" draw:fill-color="#28471f" draw:textarea-horizontal-align="justify" draw:textarea-vertical-align="middle" draw:auto-grow-height="false" fo:min-height="0cm" fo:min-width="3.25cm"/>
      <style:paragraph-properties style:writing-mode="lr-tb"/>
    </style:style>
    <style:style style:name="gr83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84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85" style:family="graphic" style:parent-style-name="standard" style:list-style-name="L1">
      <style:graphic-properties draw:fill-color="#dde8cb" draw:textarea-horizontal-align="justify" draw:textarea-vertical-align="top" draw:auto-grow-height="false" fo:min-height="11cm" fo:min-width="3.75cm"/>
      <style:paragraph-properties style:writing-mode="lr-tb"/>
    </style:style>
    <style:style style:name="gr86" style:family="graphic" style:parent-style-name="standard" style:list-style-name="L1">
      <style:graphic-properties draw:fill-color="#afd095" draw:textarea-horizontal-align="justify" draw:textarea-vertical-align="top" draw:auto-grow-height="false" fo:min-height="8.25cm" fo:min-width="3.25cm"/>
      <style:paragraph-properties style:writing-mode="lr-tb"/>
    </style:style>
    <style:style style:name="gr87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88" style:family="graphic" style:parent-style-name="standard" style:list-style-name="L1">
      <style:graphic-properties draw:fill-color="#dee7e5" draw:textarea-horizontal-align="justify" draw:textarea-vertical-align="top" draw:auto-grow-height="false" fo:min-height="10.75cm" fo:min-width="3.75cm"/>
      <style:paragraph-properties style:writing-mode="lr-tb"/>
    </style:style>
    <style:style style:name="gr89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90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91" style:family="graphic" style:parent-style-name="standard" style:list-style-name="L1">
      <style:graphic-properties draw:fill-color="#dde8cb" draw:textarea-horizontal-align="justify" draw:textarea-vertical-align="top" draw:auto-grow-height="false" fo:min-height="23cm" fo:min-width="4.25cm"/>
      <style:paragraph-properties style:writing-mode="lr-tb"/>
    </style:style>
    <style:style style:name="gr92" style:family="graphic" style:parent-style-name="standard" style:list-style-name="L1">
      <style:graphic-properties draw:fill-color="#afd095" draw:textarea-horizontal-align="justify" draw:textarea-vertical-align="top" draw:auto-grow-height="false" fo:min-height="9cm" fo:min-width="3.75cm"/>
      <style:paragraph-properties style:writing-mode="lr-tb"/>
    </style:style>
    <style:style style:name="gr93" style:family="graphic" style:parent-style-name="standard" style:list-style-name="L1">
      <style:graphic-properties draw:fill-color="#b4c7dc" draw:textarea-horizontal-align="justify" draw:textarea-vertical-align="top" draw:auto-grow-height="false" fo:min-height="9cm" fo:min-width="3.75cm"/>
      <style:paragraph-properties style:writing-mode="lr-tb"/>
    </style:style>
    <style:style style:name="gr94" style:family="graphic" style:parent-style-name="standard">
      <style:graphic-properties draw:marker-end="Arrowheads_20_5" draw:textarea-vertical-align="middle"/>
    </style:style>
    <style:style style:name="gr95" style:family="graphic" style:parent-style-name="standard">
      <style:graphic-properties svg:stroke-color="#168253" draw:marker-end="Arrowheads_20_5" draw:textarea-vertical-align="middle"/>
    </style:style>
    <style:style style:name="gr96" style:family="graphic" style:parent-style-name="standard">
      <style:graphic-properties svg:stroke-color="#000000" draw:fill-color="#168253" draw:textarea-horizontal-align="justify" draw:textarea-vertical-align="middle" draw:auto-grow-height="false" fo:min-height="0cm" fo:min-width="3.25cm"/>
      <style:paragraph-properties style:writing-mode="lr-tb"/>
    </style:style>
    <style:style style:name="gr97" style:family="graphic" style:parent-style-name="standard">
      <style:graphic-properties svg:stroke-width="0.035cm" svg:stroke-color="#c9211e" draw:marker-start-width="0.252cm" draw:marker-end="Arrowheads_20_5" draw:marker-end-width="0.252cm" draw:textarea-vertical-align="middle" fo:padding-top="0.142cm" fo:padding-bottom="0.142cm" fo:padding-left="0.267cm" fo:padding-right="0.267cm"/>
    </style:style>
    <style:style style:name="gr98" style:family="graphic" style:parent-style-name="standard">
      <style:graphic-properties svg:stroke-color="#c9211e" draw:marker-start="" draw:marker-end="Arrowheads_20_5" draw:textarea-vertical-align="middle"/>
    </style:style>
    <style:style style:name="gr99" style:family="graphic" style:parent-style-name="standard">
      <style:graphic-properties svg:stroke-color="#c9211e" draw:marker-end="Arrowheads_20_5" draw:textarea-vertical-align="middle"/>
    </style:style>
    <style:style style:name="gr100" style:family="graphic" style:parent-style-name="standard" style:list-style-name="L1">
      <style:graphic-properties draw:fill-color="#dde8cb" draw:textarea-horizontal-align="justify" draw:textarea-vertical-align="top" draw:auto-grow-height="false" fo:min-height="5.75cm" fo:min-width="4.25cm"/>
      <style:paragraph-properties style:writing-mode="lr-tb"/>
    </style:style>
    <style:style style:name="gr101" style:family="graphic" style:parent-style-name="standard">
      <style:graphic-properties svg:stroke-color="#000000" draw:fill-color="#8d1d75" draw:textarea-horizontal-align="justify" draw:textarea-vertical-align="middle" draw:auto-grow-height="false" fo:min-height="0cm" fo:min-width="1.9cm"/>
      <style:paragraph-properties style:writing-mode="lr-tb"/>
    </style:style>
    <style:style style:name="gr102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1.9cm"/>
      <style:paragraph-properties style:writing-mode="lr-tb"/>
    </style:style>
    <style:style style:name="gr103" style:family="graphic" style:parent-style-name="standard">
      <style:graphic-properties draw:marker-end="Arrowheads_20_6" draw:textarea-vertical-align="middle"/>
    </style:style>
    <style:style style:name="gr104" style:family="graphic" style:parent-style-name="standard">
      <style:graphic-properties svg:stroke-color="#168253" draw:marker-end="Arrowheads_20_6" draw:textarea-vertical-align="middle"/>
    </style:style>
    <style:style style:name="gr105" style:family="graphic" style:parent-style-name="standard">
      <style:graphic-properties svg:stroke-color="#c9211e" draw:marker-start="" draw:marker-end="Arrowheads_20_6" draw:textarea-vertical-align="middle"/>
    </style:style>
    <style:style style:name="gr106" style:family="graphic" style:parent-style-name="standard">
      <style:graphic-properties svg:stroke-color="#c9211e" draw:marker-end="Arrowheads_20_6" draw:textarea-vertical-align="middle"/>
    </style:style>
    <style:style style:name="gr107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3.75cm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e0c2cd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dde8cb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dedce6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dee6ef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8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Source Code Pro1" fo:font-size="6pt" fo:font-weight="bold" style:font-size-asian="6pt" style:font-size-complex="6pt"/>
    </style:style>
    <style:style style:name="P9" style:family="paragraph">
      <loext:graphic-properties draw:fill-color="#afd095"/>
      <style:paragraph-properties fo:margin-top="0.1cm" fo:margin-bottom="0.1cm" fo:text-align="center" style:writing-mode="lr-tb"/>
      <style:text-properties style:font-name="Source Code Pro1" fo:font-size="6pt" fo:font-weight="bold" style:font-size-asian="6pt" style:font-size-complex="6pt"/>
    </style:style>
    <style:style style:name="P10" style:family="paragraph">
      <loext:graphic-properties draw:fill-color="#f6f9d4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afd09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8e86ae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4" style:family="paragraph"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5" style:family="paragraph">
      <loext:graphic-properties draw:fill-color="#e16173"/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6" style:family="paragraph">
      <style:paragraph-properties fo:text-align="start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7" style:family="paragraph"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-color="#b4c7dc"/>
      <style:paragraph-properties fo:text-align="start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9" style:family="paragraph">
      <loext:graphic-properties draw:fill-color="#77bc6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1" style:family="paragraph">
      <loext:graphic-properties draw:fill-color="#77bc65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2" style:family="paragraph">
      <loext:graphic-properties draw:fill-color="#468a1a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3" style:family="paragraph">
      <loext:graphic-properties draw:fill-color="#8e86ae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4" style:family="paragraph">
      <loext:graphic-properties draw:fill-color="#b85c00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5" style:family="paragraph">
      <loext:graphic-properties draw:fill-color="#50938a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6" style:family="paragraph">
      <loext:graphic-properties draw:fill-color="#dee7e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5ce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468a1a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0" style:family="paragraph">
      <style:paragraph-properties fo:text-align="start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1" style:family="paragraph">
      <loext:graphic-properties draw:fill-color="#3465a4"/>
      <style:paragraph-properties fo:text-align="center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2" style:family="paragraph">
      <loext:graphic-properties draw:fill-color="#3465a4"/>
      <style:paragraph-properties fo:text-align="start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468a1a"/>
      <style:paragraph-properties fo:text-align="center"/>
    </style:style>
    <style:style style:name="P34" style:family="paragraph"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35" style:family="paragraph">
      <loext:graphic-properties draw:fill-color="#6b5e9b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36" style:family="paragraph">
      <loext:graphic-properties draw:fill-color="#bf0041"/>
      <style:paragraph-properties fo:text-align="center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7" style:family="paragraph">
      <loext:graphic-properties draw:fill-color="#355269"/>
      <style:paragraph-properties fo:text-align="center"/>
    </style:style>
    <style:style style:name="P38" style:family="paragraph">
      <loext:graphic-properties draw:fill-color="#b4c7dc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50938a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0" style:family="paragraph">
      <loext:graphic-properties draw:fill-color="#729fcf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1" style:family="paragraph">
      <loext:graphic-properties draw:fill-color="#28471f"/>
      <style:paragraph-properties fo:text-align="start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2" style:family="paragraph">
      <loext:graphic-properties draw:fill-color="#168253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3" style:family="paragraph">
      <loext:graphic-properties draw:fill-color="#8d1d75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44" style:family="paragraph">
      <loext:graphic-properties draw:fill-color="#a1467e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loext:opacity="100%" style:font-name="Source Code Pro1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loext:opacity="100%" style:font-name="Source Code Pro1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Source Code Pro1" fo:font-size="6pt" fo:font-weight="bold" style:font-size-asian="6pt" style:font-size-complex="6pt"/>
    </style:style>
    <style:style style:name="T7" style:family="text">
      <style:text-properties style:font-name="Source Code Pro1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style:font-name="Source Code Pro1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9" style:family="text">
      <style:text-properties fo:color="#000000" loext:opacity="100%" style:font-name="Source Code Pro1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T10" style:family="text">
      <style:text-properties fo:color="#ffffff" loext:opacity="100%" style:font-name="Source Code Pro1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ffffff" loext:opacity="100%" style:font-name="Source Code Pro1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2" style:family="text"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ffffff" loext:opacity="100%" style:font-name="Source Code Pro1" fo:font-size="6pt" fo:font-weight="normal" style:font-size-asian="6pt" style:font-weight-asian="normal" style:font-size-complex="6pt" style:font-weight-complex="normal"/>
    </style:style>
    <style:style style:name="T14" style:family="text">
      <style:text-properties fo:color="#ffffff" loext:opacity="100%" style:font-name="Source Sans Pro Black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5cm" svg:height="11cm" svg:x="75.25cm" svg:y="30.25cm">
          <text:p text:style-name="P1"><text:span text:style-name="T1">Z_Ax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cm" svg:height="4.25cm" svg:x="97cm" svg:y="3cm">
          <text:p text:style-name="P1"><text:span text:style-name="T1">eEinzel - Single 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25cm" svg:height="12cm" svg:x="47.06cm" svg:y="1cm">
          <text:p text:style-name="P4"><text:span text:style-name="T2">Calib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75cm" svg:height="7.75cm" svg:x="47.56cm" svg:y="2.25cm">
          <text:p text:style-name="P4"><text:span text:style-name="T2">237019FU5C.XCA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2.75cm" svg:height="0.5cm" svg:x="48.06cm" svg:y="3.5cm">
          <text:p text:style-name="P7"><text:span text:style-name="T3">XML He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5cm" svg:height="0.5cm" svg:x="48.06cm" svg:y="3cm">
          <text:p text:style-name="P7"><text:span text:style-name="T3">Checksum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3.25cm" svg:height="5.5cm" svg:x="47.81cm" svg:y="4.25cm">
          <text:p text:style-name="P8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2.75cm" svg:height="1cm" svg:x="48.06cm" svg:y="4.75cm">
          <text:p text:style-name="P7"><text:span text:style-name="T3">IntelHex</text:span></text:p>
          <text:p text:style-name="P7"><text:span text:style-name="T4">0x80020000</text:span></text:p>
          <text:p text:style-name="P7"><text:span text:style-name="T4">0x8039588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6cm">
          <text:p text:style-name="P7"><text:span text:style-name="T3">IntelHex</text:span></text:p>
          <text:p text:style-name="P7"><text:span text:style-name="T4">0x803F0000</text:span></text:p>
          <text:p text:style-name="P7"><text:span text:style-name="T4">0x803FD40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7.25cm">
          <text:p text:style-name="P7"><text:span text:style-name="T3">IntelHex</text:span></text:p>
          <text:p text:style-name="P7"><text:span text:style-name="T4">0xA8000700</text:span></text:p>
          <text:p text:style-name="P7"><text:span text:style-name="T4">0xA800AC7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8.5cm">
          <text:p text:style-name="P7"><text:span text:style-name="T3">IntelHex</text:span></text:p>
          <text:p text:style-name="P7"><text:span text:style-name="T4">0xA8020900</text:span></text:p>
          <text:p text:style-name="P7"><text:span text:style-name="T4">0xA802197F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cm" svg:height="7cm" svg:x="51.81cm" svg:y="2.25cm">
          <text:p text:style-name="P4"><text:span text:style-name="T2">Table of Cont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2.5cm" svg:height="0.5cm" svg:x="54.56cm" svg:y="2.75cm">
          <text:p text:style-name="P7"><text:span text:style-name="T3">Address</text:span></text:p>
          <text:p text:style-name="P7"><text:span text:style-name="T5">0x8002002C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line-skew="-1.125cm" svg:x1="50.81cm" svg:y1="3.75cm" svg:x2="54.56cm" svg:y2="3cm" draw:start-shape="id1" draw:start-glue-point="1" draw:end-shape="id2" draw:end-glue-point="3" svg:d="M50810 3750h750v-750h3000" svg:viewBox="0 0 3751 751">
          <text:p/>
        </draw:connector>
        <draw:custom-shape draw:style-name="gr11" draw:text-style-name="P12" draw:layer="layout" svg:width="3.25cm" svg:height="5.5cm" svg:x="52.06cm" svg:y="3.5cm">
          <text:p text:style-name="P1"><text:span text:style-name="T1">Itn Record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2.75cm" svg:height="1cm" svg:x="52.31cm" svg:y="4cm">
          <text:p text:style-name="P7"><text:span text:style-name="T3">Packed Records</text:span></text:p>
          <text:p text:style-name="P7"><text:span text:style-name="T4">08 1E 00 00</text:span></text:p>
          <text:p text:style-name="P7"><text:span text:style-name="T4">7688 record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3" draw:id="id3" draw:layer="layout" svg:width="2.75cm" svg:height="0.5cm" svg:x="48.06cm" svg:y="1.5cm">
          <text:p text:style-name="P7"><text:span text:style-name="T3">Byte Order</text:span></text:p>
          <text:p text:style-name="P7"><text:span text:style-name="T5">LittleEndian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line-skew="0.249cm" svg:x1="50.81cm" svg:y1="3.75cm" svg:x2="50.81cm" svg:y2="1.75cm" draw:start-shape="id1" draw:start-glue-point="1" draw:end-shape="id3" draw:end-glue-point="1" svg:d="M50810 3750h750v-2000h-750" svg:viewBox="0 0 751 2001">
          <text:p/>
        </draw:connector>
        <draw:custom-shape draw:style-name="gr13" draw:text-style-name="P7" xml:id="id5" draw:id="id5" draw:layer="layout" svg:width="2.75cm" svg:height="2.25cm" svg:x="52.31cm" svg:y="5.5cm">
          <text:p text:style-name="P7"><text:span text:style-name="T3">Packed Itn</text:span></text:p>
          <text:p text:style-name="P7"><text:span text:style-name="T3">32bit,32bit</text:span></text:p>
          <text:p text:style-name="P7"><text:span text:style-name="T4">Number</text:span></text:p>
          <text:p text:style-name="P7"><text:span text:style-name="T4">38 00 00 00</text:span></text:p>
          <text:p text:style-name="P7"><text:span text:style-name="T4">Sequential Itns</text:span></text:p>
          <text:p text:style-name="P7"><text:span text:style-name="T4">04 00 00 00</text:span></text:p>
          <text:p text:style-name="P7"><text:span text:style-name="T4">=</text:span></text:p>
          <text:p text:style-name="P7"><text:span text:style-name="T4">Itns 38,39,40,41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53.685cm" svg:y1="5cm" svg:x2="53.685cm" svg:y2="5.5cm" draw:start-shape="id4" draw:start-glue-point="2" draw:end-shape="id5" draw:end-glue-point="0" svg:d="M53685 5000v500" svg:viewBox="0 0 1 501">
          <text:p/>
        </draw:connector>
        <draw:custom-shape draw:style-name="gr14" draw:text-style-name="P15" xml:id="id6" draw:id="id6" draw:layer="layout" svg:width="2.75cm" svg:height="0.5cm" svg:x="52.31cm" svg:y="8.25cm">
          <text:p text:style-name="P14"><text:span text:style-name="T6">Unpack It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53.685cm" svg:y1="7.75cm" svg:x2="53.685cm" svg:y2="8.25cm" draw:start-shape="id5" draw:start-glue-point="2" draw:end-shape="id6" draw:end-glue-point="0" svg:d="M53685 7750v500" svg:viewBox="0 0 1 501">
          <text:p/>
        </draw:connector>
        <draw:custom-shape draw:style-name="gr15" draw:text-style-name="P12" draw:layer="layout" svg:width="3.25cm" svg:height="5.5cm" svg:x="56.31cm" svg:y="3.5cm">
          <text:p text:style-name="P1"><text:span text:style-name="T1">Itn Address &amp; Length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" draw:id="id7" draw:layer="layout" svg:width="2.75cm" svg:height="2.5cm" svg:x="56.56cm" svg:y="4cm">
          <text:p text:style-name="P7"><text:span text:style-name="T3">Matt Table</text:span></text:p>
          <text:p text:style-name="P7"><text:span text:style-name="T3">32bit,32bit</text:span></text:p>
          <text:p text:style-name="P7"><text:span text:style-name="T4">Address</text:span></text:p>
          <text:p text:style-name="P7"><text:span text:style-name="T4">92 0B 02 A8</text:span></text:p>
          <text:p text:style-name="P7"><text:span text:style-name="T4">Length in Bytes</text:span></text:p>
          <text:p text:style-name="P7"><text:span text:style-name="T4">01 00 00 00</text:span></text:p>
          <text:p text:style-name="P7"><text:span text:style-name="T4">=</text:span></text:p>
          <text:p text:style-name="P7"><text:span text:style-name="T4">0xA8020B92</text:span></text:p>
          <text:p text:style-name="P7"><text:span text:style-name="T4">1 byte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55.06cm" svg:y1="8.5cm" svg:x2="56.56cm" svg:y2="5.25cm" draw:start-shape="id6" draw:start-glue-point="1" draw:end-shape="id7" draw:end-glue-point="3" svg:d="M55060 8500h751v-3250h749" svg:viewBox="0 0 1501 3251">
          <text:p/>
        </draw:connector>
        <draw:connector draw:style-name="gr10" draw:text-style-name="P11" draw:layer="layout" svg:x1="50.81cm" svg:y1="5.25cm" svg:x2="52.31cm" svg:y2="4.5cm" draw:start-shape="id8" draw:end-shape="id4" draw:end-glue-point="3" svg:d="M50810 5250h750v-750h750" svg:viewBox="0 0 1501 751">
          <text:p/>
        </draw:connector>
        <draw:custom-shape draw:style-name="gr17" draw:text-style-name="P15" xml:id="id9" draw:id="id9" draw:layer="layout" svg:width="2.75cm" svg:height="1.25cm" svg:x="56.56cm" svg:y="7.5cm">
          <text:p text:style-name="P14"><text:span text:style-name="T6">Combine:</text:span></text:p>
          <text:p text:style-name="P14"><text:span text:style-name="T7">Itn Number</text:span></text:p>
          <text:p text:style-name="P14"><text:span text:style-name="T7">Address</text:span></text:p>
          <text:p text:style-name="P14"><text:span text:style-name="T7">Byte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57.935cm" svg:y1="6.5cm" svg:x2="57.935cm" svg:y2="7.5cm" draw:start-shape="id7" draw:start-glue-point="2" draw:end-shape="id9" draw:end-glue-point="0" svg:d="M57935 6500v1000" svg:viewBox="0 0 1 1001">
          <text:p/>
        </draw:connector>
        <draw:custom-shape draw:style-name="gr18" draw:text-style-name="P10" draw:layer="layout" svg:width="8cm" svg:height="2.75cm" svg:x="51.81cm" svg:y="9.75cm">
          <text:p text:style-name="P4"><text:span text:style-name="T2">Engine Paramet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12" draw:id="id12" draw:layer="layout" svg:width="3.25cm" svg:height="1.25cm" svg:x="52.06cm" svg:y="10.25cm">
          <text:p text:style-name="P16"><text:span text:style-name="T3">Itn</text:span></text:p>
          <text:p text:style-name="P16"><text:span text:style-name="T4">Number = 38</text:span></text:p>
          <text:p text:style-name="P16"><text:span text:style-name="T4">Address = 0xA8020B92</text:span></text:p>
          <text:p text:style-name="P16"><text:span text:style-name="T4">Length = 1B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11" draw:id="id11" draw:layer="layout" svg:width="3.25cm" svg:height="0.5cm" svg:x="52.06cm" svg:y="11.75cm">
          <text:p text:style-name="P16"><text:span text:style-name="T3">Data[]</text:span><text:span text:style-name="T5"> = 0x01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49.435cm" svg:y1="9.75cm" svg:x2="52.06cm" svg:y2="12cm" draw:start-shape="id10" draw:start-glue-point="2" draw:end-shape="id11" draw:end-glue-point="3" svg:d="M49435 9750v2250h2625" svg:viewBox="0 0 2626 2251">
          <text:p/>
        </draw:connector>
        <draw:connector draw:style-name="gr10" draw:text-style-name="P11" draw:layer="layout" svg:x1="57.935cm" svg:y1="8.75cm" svg:x2="53.685cm" svg:y2="10.25cm" draw:start-shape="id9" draw:start-glue-point="2" draw:end-shape="id12" draw:end-glue-point="0" svg:d="M57935 8750v751h-4250v749" svg:viewBox="0 0 4251 1501">
          <text:p/>
        </draw:connector>
        <draw:connector draw:style-name="gr10" draw:text-style-name="P11" draw:layer="layout" draw:line-skew="0cm -1.251cm -4.251cm" svg:x1="52.06cm" svg:y1="10.875cm" svg:x2="51.06cm" svg:y2="7cm" draw:start-shape="id12" draw:start-glue-point="3" draw:end-shape="id10" draw:end-glue-point="1" svg:d="M52060 10875h-501v-125h1v-3750h-500" svg:viewBox="0 0 1001 3876">
          <text:p/>
        </draw:connector>
        <draw:custom-shape draw:style-name="gr21" draw:text-style-name="P5" draw:layer="layout" svg:width="5.69cm" svg:height="19.59cm" svg:x="61.06cm" svg:y="1cm">
          <text:p text:style-name="P4"><text:span text:style-name="T2">Engineering Tool Config File 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.75cm" svg:height="3.5cm" svg:x="61.56cm" svg:y="1.75cm">
          <text:p text:style-name="P1"><text:span text:style-name="T1">compatibility_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25cm">
          <text:p text:style-name="P17"><text:span text:style-name="T5">calibration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5cm">
          <text:p text:style-name="P17"><text:span text:style-name="T5">module_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75cm">
          <text:p text:style-name="P17"><text:span text:style-name="T5">first_prod_cfg_file_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cm">
          <text:p text:style-name="P17"><text:span text:style-name="T5">module_part_numb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25cm">
          <text:p text:style-name="P17"><text:span text:style-name="T5">interface_level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5cm">
          <text:p text:style-name="P17"><text:span text:style-name="T5">creation_d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75cm">
          <text:p text:style-name="P17"><text:span text:style-name="T5">start_boot_loader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4cm">
          <text:p text:style-name="P17"><text:span text:style-name="T5">end_boot_loader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7" draw:id="id17" draw:layer="layout" svg:width="4.25cm" svg:height="0.25cm" svg:x="61.81cm" svg:y="4.25cm">
          <text:p text:style-name="P17"><text:span text:style-name="T5">byte_or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6" draw:id="id16" draw:layer="layout" svg:width="4.25cm" svg:height="0.25cm" svg:x="61.81cm" svg:y="4.5cm">
          <text:p text:style-name="P17"><text:span text:style-name="T5">index_table_addre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4.75cm">
          <text:p text:style-name="P17"><text:span text:style-name="T5">file_descriptor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xml:id="id14" draw:id="id14" draw:layer="layout" svg:width="4.25cm" svg:height="14.75cm" svg:x="61.81cm" svg:y="5.5cm">
          <text:p text:style-name="P1"><text:span text:style-name="T1">parame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3" draw:id="id13" draw:layer="layout" svg:width="3.75cm" svg:height="0.25cm" svg:x="62.06cm" svg:y="6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2.06cm" svg:y="7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7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7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75cm" svg:height="12cm" svg:x="62.06cm" svg:y="8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3.25cm" svg:height="5.75cm" svg:x="62.31cm" svg:y="8.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75cm" svg:height="2.25cm" svg:x="62.56cm" svg:y="11.7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>engr_units</text:span></text:p>
          <text:p text:style-name="P16"><text:span text:style-name="T4">engr_min</text:span></text:p>
          <text:p text:style-name="P16"><text:span text:style-name="T4">engr_max</text:span></text:p>
          <text:p text:style-name="P16"><text:span text:style-name="T4">min_resolution</text:span></text:p>
          <text:p text:style-name="P16"><text:span text:style-name="T4">data_length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75cm" svg:x="62.56cm" svg:y="9cm">
          <text:p text:style-name="P7"><text:span text:style-name="T3">Fixed Point</text:span></text:p>
          <text:p text:style-name="P7"><text:span text:style-name="T9">1,2,4 Bytes</text:span></text:p>
          <text:p text:style-name="P16"><text:span text:style-name="T4">engr_units</text:span></text:p>
          <text:p text:style-name="P16"><text:span text:style-name="T4">engr_min</text:span></text:p>
          <text:p text:style-name="P16"><text:span text:style-name="T4">engr_max</text:span></text:p>
          <text:p text:style-name="P16"><text:span text:style-name="T4">min_resolution</text:span></text:p>
          <text:p text:style-name="P16"><text:span text:style-name="T4">sign</text:span></text:p>
          <text:p text:style-name="P16"><text:span text:style-name="T4">data_length</text:span></text:p>
          <text:p text:style-name="P16"><text:span text:style-name="T4">scalar_multiplier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4.5cm">
          <text:p text:style-name="P7"><text:span text:style-name="T3">X_Axis</text:span></text:p>
          <text:p text:style-name="P16"><text:span text:style-name="T4">x_element_type</text:span></text:p>
          <text:p text:style-name="P16"><text:span text:style-name="T4">legacy_style</text:span></text:p>
          <text:p text:style-name="P16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25cm" svg:height="1.5cm" svg:x="62.31cm" svg:y="15.75cm">
          <text:p text:style-name="P7"><text:span text:style-name="T3">Y_Axis</text:span></text:p>
          <text:p text:style-name="P16"><text:span text:style-name="T4">y_element_type</text:span></text:p>
          <text:p text:style-name="P16"><text:span text:style-name="T4">legacy_style</text:span></text:p>
          <text:p text:style-name="P16"><text:span text:style-name="T4">element_count</text:span></text:p>
          <text:p text:style-name="P16"><text:span text:style-name="T4">related_x_axis_id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7.25cm">
          <text:p text:style-name="P7"><text:span text:style-name="T3">Z_Axis</text:span></text:p>
          <text:p text:style-name="P16"><text:span text:style-name="T4">y_element_type</text:span></text:p>
          <text:p text:style-name="P16"><text:span text:style-name="T4">related_x_axis_id</text:span></text:p>
          <text:p text:style-name="P20"><text:span text:style-name="T4">related_y_axis_id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8.5cm">
          <text:p text:style-name="P7"><text:span text:style-name="T3">Table</text:span></text:p>
          <text:p text:style-name="P16"><text:span text:style-name="T4">element_type</text:span></text:p>
          <text:p text:style-name="P16"><text:span text:style-name="T4">legacy_style</text:span></text:p>
          <text:p text:style-name="P16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5" draw:id="id15" draw:layer="layout" svg:width="3.5cm" svg:height="0.75cm" svg:x="56.06cm" svg:y="10.25cm">
          <text:p text:style-name="P17"><text:span text:style-name="T3">parameter</text:span></text:p>
          <text:p text:style-name="P17"><text:span text:style-name="T4">T_EDC_Collector_En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5.19cm" svg:height="16cm" svg:x="112.71cm" svg:y="1cm">
          <text:p text:style-name="P4"><text:span text:style-name="T2">WinOLS Map Pac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75cm" svg:height="15cm" svg:x="112.9cm" svg:y="1.75cm">
          <text:p text:style-name="P1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xml:id="id19" draw:id="id19" draw:layer="layout" svg:width="4.25cm" svg:height="0.25cm" svg:x="113.15cm" svg:y="2.25cm">
          <text:p text:style-name="P17"><text:span text:style-name="T5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xml:id="id23" draw:id="id23" draw:layer="layout" svg:width="4.25cm" svg:height="0.25cm" svg:x="113.15cm" svg:y="2.5cm">
          <text:p text:style-name="P17"><text:span text:style-name="T5">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2.75cm">
          <text:p text:style-name="P17"><text:span text:style-name="T5">Fold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0" draw:id="id40" draw:layer="layout" svg:width="4.25cm" svg:height="0.25cm" svg:x="113.15cm" svg:y="3cm">
          <text:p text:style-name="P17"><text:span text:style-name="T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3.25cm">
          <text:p text:style-name="P17"><text:span text:style-name="T5">View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3.5cm">
          <text:p text:style-name="P17"><text:span text:style-name="T5">R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2" draw:id="id42" draw:layer="layout" svg:width="4.25cm" svg:height="0.25cm" svg:x="113.15cm" svg:y="3.75cm">
          <text:p text:style-name="P17"><text:span text:style-name="T5">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cm">
          <text:p text:style-name="P17"><text:span text:style-name="T5">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8" draw:id="id48" draw:layer="layout" svg:width="4.25cm" svg:height="0.25cm" svg:x="113.15cm" svg:y="4.25cm">
          <text:p text:style-name="P17"><text:span text:style-name="T5">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.5cm">
          <text:p text:style-name="P17"><text:span text:style-name="T5">bDel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.75cm">
          <text:p text:style-name="P17"><text:span text:style-name="T5">b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5cm">
          <text:p text:style-name="P17"><text:span text:style-name="T5">bOrg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5.25cm">
          <text:p text:style-name="P17"><text:span text:style-name="T5">bOrginal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36" draw:id="id36" draw:layer="layout" svg:width="4.25cm" svg:height="0.25cm" svg:x="113.15cm" svg:y="5.5cm">
          <text:p text:style-name="P17"><text:span text:style-name="T5">Colum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38" draw:id="id38" draw:layer="layout" svg:width="4.25cm" svg:height="0.25cm" svg:x="113.15cm" svg:y="5.75cm">
          <text:p text:style-name="P17"><text:span text:style-name="T5">R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cm">
          <text:p text:style-name="P17"><text:span text:style-name="T5">Rad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25cm">
          <text:p text:style-name="P17"><text:span text:style-name="T5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5cm">
          <text:p text:style-name="P17"><text:span text:style-name="T5">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75cm">
          <text:p text:style-name="P17"><text:span text:style-name="T5">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7cm">
          <text:p text:style-name="P17"><text:span text:style-name="T5">Line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xml:id="id30" draw:id="id30" draw:layer="layout" svg:width="4.25cm" svg:height="0.25cm" svg:x="113.15cm" svg:y="7.25cm">
          <text:p text:style-name="P17"><text:span text:style-name="T5">FieldValues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59" draw:id="id59" draw:layer="layout" svg:width="4.25cm" svg:height="0.25cm" svg:x="113.15cm" svg:y="7.5cm">
          <text:p text:style-name="P17"><text:span text:style-name="T5">FieldValues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50" draw:id="id50" draw:layer="layout" svg:width="4.25cm" svg:height="0.25cm" svg:x="113.15cm" svg:y="7.75cm">
          <text:p text:style-name="P17"><text:span text:style-name="T5">FieldValues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8cm">
          <text:p text:style-name="P17"><text:span text:style-name="T5">FieldValues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00" draw:id="id100" draw:layer="layout" svg:width="4.25cm" svg:height="0.25cm" svg:x="113.15cm" svg:y="8.25cm">
          <text:p text:style-name="P17"><text:span text:style-name="T5">FieldValues.Start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6" draw:id="id86" draw:layer="layout" svg:width="4.25cm" svg:height="0.25cm" svg:x="113.15cm" svg:y="8.75cm">
          <text:p text:style-name="P17"><text:span text:style-name="T5">AxisX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4" draw:id="id84" draw:layer="layout" svg:width="4.25cm" svg:height="0.25cm" svg:x="113.15cm" svg:y="9cm">
          <text:p text:style-name="P17"><text:span text:style-name="T5">AxisX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6" draw:id="id96" draw:layer="layout" svg:width="4.25cm" svg:height="0.25cm" svg:x="113.15cm" svg:y="9.25cm">
          <text:p text:style-name="P17"><text:span text:style-name="T5">AxisX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8" draw:id="id98" draw:layer="layout" svg:width="4.25cm" svg:height="0.25cm" svg:x="113.15cm" svg:y="9.5cm">
          <text:p text:style-name="P17"><text:span text:style-name="T5">AxisX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9.75cm">
          <text:p text:style-name="P17"><text:span text:style-name="T5">AxisX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cm">
          <text:p text:style-name="P17"><text:span text:style-name="T5">AxisX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.25cm">
          <text:p text:style-name="P17"><text:span text:style-name="T5">AxisX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3" draw:id="id93" draw:layer="layout" svg:width="4.25cm" svg:height="0.25cm" svg:x="113.15cm" svg:y="10.5cm">
          <text:p text:style-name="P17"><text:span text:style-name="T5">AxisX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.75cm">
          <text:p text:style-name="P17"><text:span text:style-name="T5">AxisX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1cm">
          <text:p text:style-name="P17"><text:span text:style-name="T5">AxisX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1.25cm">
          <text:p text:style-name="P17"><text:span text:style-name="T5">AxisX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102" draw:id="id102" draw:layer="layout" svg:width="4.25cm" svg:height="0.25cm" svg:x="113.15cm" svg:y="11.5cm">
          <text:p text:style-name="P17"><text:span text:style-name="T5">AxisX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8" draw:id="id88" draw:layer="layout" svg:width="4.25cm" svg:height="0.25cm" svg:x="113.15cm" svg:y="11.75cm">
          <text:p text:style-name="P17"><text:span text:style-name="T5">AxisX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2cm">
          <text:p text:style-name="P17"><text:span text:style-name="T5">AxisX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2.25cm">
          <text:p text:style-name="P17"><text:span text:style-name="T5">AxisX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57" draw:id="id157" draw:layer="layout" svg:width="4.25cm" svg:height="0.25cm" svg:x="113.15cm" svg:y="12.75cm">
          <text:p text:style-name="P17"><text:span text:style-name="T5">AxisY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59" draw:id="id159" draw:layer="layout" svg:width="4.25cm" svg:height="0.25cm" svg:x="113.15cm" svg:y="13cm">
          <text:p text:style-name="P17"><text:span text:style-name="T5">AxisY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8" draw:id="id168" draw:layer="layout" svg:width="4.25cm" svg:height="0.25cm" svg:x="113.15cm" svg:y="13.25cm">
          <text:p text:style-name="P17"><text:span text:style-name="T5">AxisY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70" draw:id="id170" draw:layer="layout" svg:width="4.25cm" svg:height="0.25cm" svg:x="113.15cm" svg:y="13.5cm">
          <text:p text:style-name="P17"><text:span text:style-name="T5">AxisY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3.75cm">
          <text:p text:style-name="P17"><text:span text:style-name="T5">AxisY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cm">
          <text:p text:style-name="P17"><text:span text:style-name="T5">AxisY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.25cm">
          <text:p text:style-name="P17"><text:span text:style-name="T5">AxisY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6" draw:id="id166" draw:layer="layout" svg:width="4.25cm" svg:height="0.25cm" svg:x="113.15cm" svg:y="14.5cm">
          <text:p text:style-name="P17"><text:span text:style-name="T5">AxisY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.75cm">
          <text:p text:style-name="P17"><text:span text:style-name="T5">AxisY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cm">
          <text:p text:style-name="P17"><text:span text:style-name="T5">AxisY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.25cm">
          <text:p text:style-name="P17"><text:span text:style-name="T5">AxisY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45" draw:id="id145" draw:layer="layout" svg:width="4.25cm" svg:height="0.25cm" svg:x="113.15cm" svg:y="15.5cm">
          <text:p text:style-name="P17"><text:span text:style-name="T5">AxisY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1" draw:id="id161" draw:layer="layout" svg:width="4.25cm" svg:height="0.25cm" svg:x="113.15cm" svg:y="15.75cm">
          <text:p text:style-name="P17"><text:span text:style-name="T5">AxisY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6cm">
          <text:p text:style-name="P17"><text:span text:style-name="T5">AxisY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6.25cm">
          <text:p text:style-name="P17"><text:span text:style-name="T5">AxisY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1" draw:layer="layout" svg:x1="59.31cm" svg:y1="8.125cm" svg:x2="62.06cm" svg:y2="6.375cm" draw:start-shape="id9" draw:start-glue-point="1" draw:end-shape="id13" draw:end-glue-point="3" svg:d="M59310 8125h1376v-1750h1374" svg:viewBox="0 0 2751 1751">
          <text:p/>
        </draw:connector>
        <draw:connector draw:style-name="gr40" draw:text-style-name="P11" draw:layer="layout" svg:x1="61.81cm" svg:y1="12.875cm" svg:x2="59.56cm" svg:y2="10.625cm" draw:start-shape="id14" draw:start-glue-point="3" draw:end-shape="id15" draw:end-glue-point="1" svg:d="M61810 12875h-1125v-2250h-1125" svg:viewBox="0 0 2251 2251">
          <text:p/>
        </draw:connector>
        <draw:connector draw:style-name="gr41" draw:text-style-name="P11" draw:layer="layout" draw:line-skew="1.125cm" svg:x1="57.06cm" svg:y1="3cm" svg:x2="61.81cm" svg:y2="4.625cm" draw:start-shape="id2" draw:start-glue-point="1" draw:end-shape="id16" draw:end-glue-point="3" svg:d="M57060 3000h3500v1625h1250" svg:viewBox="0 0 4751 1626">
          <text:p/>
        </draw:connector>
        <draw:connector draw:style-name="gr40" draw:text-style-name="P11" draw:layer="layout" draw:line-skew="4.5cm" svg:x1="50.81cm" svg:y1="1.75cm" svg:x2="61.81cm" svg:y2="4.375cm" draw:start-shape="id3" draw:start-glue-point="1" draw:end-shape="id17" draw:end-glue-point="3" svg:d="M50810 1750h10000v2625h1000" svg:viewBox="0 0 11001 2626">
          <text:p/>
        </draw:connector>
        <draw:custom-shape draw:style-name="gr42" draw:text-style-name="P26" draw:layer="layout" svg:width="4.25cm" svg:height="11cm" svg:x="75.25cm" svg:y="19cm">
          <text:p text:style-name="P1"><text:span text:style-name="T1">X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95" draw:id="id95" draw:layer="layout" svg:width="3.75cm" svg:height="0.25cm" svg:x="75.5cm" svg:y="19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05" draw:id="id105" draw:layer="layout" svg:width="3.75cm" svg:height="0.25cm" svg:x="75.5cm" svg:y="19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06" draw:id="id106" draw:layer="layout" svg:width="3.75cm" svg:height="0.25cm" svg:x="75.5cm" svg:y="20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0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15" draw:id="id115" draw:layer="layout" svg:width="3.75cm" svg:height="0.25cm" svg:x="75.5cm" svg:y="20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0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1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75cm" svg:height="8.25cm" svg:x="75.5cm" svg:y="21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22cm">
          <text:p text:style-name="P7"><text:span text:style-name="T3">X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45" draw:text-style-name="P3" xml:id="id53" draw:id="id53" draw:layer="layout" svg:width="4.25cm" svg:height="6.25cm" svg:x="68cm" svg:y="3cm">
          <text:p text:style-name="P1"><text:span text:style-name="T1">Floating_Poi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2" draw:id="id22" draw:layer="layout" svg:width="3.75cm" svg:height="0.25cm" svg:x="68.25cm" svg:y="3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9" draw:id="id29" draw:layer="layout" svg:width="3.75cm" svg:height="0.25cm" svg:x="68.25cm" svg:y="3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4" draw:id="id34" draw:layer="layout" svg:width="3.75cm" svg:height="0.25cm" svg:x="68.25cm" svg:y="4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4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8.25cm" svg:y="4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4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55" draw:id="id55" draw:layer="layout" svg:width="3.75cm" svg:height="3.5cm" svg:x="68.25cm" svg:y="5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3.25cm" svg:height="2.75cm" svg:x="68.5cm" svg:y="6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68.75cm" svg:y="6.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4.25cm" svg:height="11cm" svg:x="75.25cm" svg:y="64.2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8" draw:id="id18" draw:layer="layout" svg:width="3.75cm" svg:height="0.25cm" svg:x="75.5cm" svg:y="64.7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5" draw:id="id25" draw:layer="layout" svg:width="3.75cm" svg:height="0.25cm" svg:x="75.5cm" svg:y="6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1" draw:id="id31" draw:layer="layout" svg:width="3.75cm" svg:height="0.25cm" svg:x="75.5cm" svg:y="65.2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5.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78" draw:id="id178" draw:layer="layout" svg:width="3.75cm" svg:height="0.25cm" svg:x="75.5cm" svg:y="65.7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6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6.2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3.75cm" svg:height="8.25cm" svg:x="75.5cm" svg:y="66.7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67.25cm">
          <text:p text:style-name="P7"><text:span text:style-name="T3">Table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7.75cm">
          <text:p text:style-name="P16"><text:span text:style-name="T5">element_type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3.25cm" svg:height="6cm" svg:x="75.75cm" svg:y="68.7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8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227" draw:id="id227" draw:layer="layout" svg:width="3.25cm" svg:height="0.25cm" svg:x="75.75cm" svg:y="68.2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onnector draw:style-name="gr53" draw:text-style-name="P28" draw:layer="layout" draw:line-skew="-16.45cm" svg:x1="79.25cm" svg:y1="64.875cm" svg:x2="113.15cm" svg:y2="2.375cm" draw:start-shape="id18" draw:start-glue-point="1" draw:end-shape="id19" draw:end-glue-point="3" svg:d="M79250 64875h500v-62500h33400" svg:viewBox="0 0 33901 62501">
          <text:p/>
        </draw:connector>
        <draw:custom-shape draw:style-name="gr54" draw:text-style-name="P3" draw:layer="layout" svg:width="4.25cm" svg:height="11.25cm" svg:x="75.25cm" svg:y="7.5cm">
          <text:p text:style-name="P1"><text:span text:style-name="T1">Y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0" draw:id="id20" draw:layer="layout" svg:width="3.75cm" svg:height="0.25cm" svg:x="75.5cm" svg:y="8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7" draw:id="id27" draw:layer="layout" svg:width="3.75cm" svg:height="0.25cm" svg:x="75.5cm" svg:y="8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3" draw:id="id33" draw:layer="layout" svg:width="3.75cm" svg:height="0.25cm" svg:x="75.5cm" svg:y="8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8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74" draw:id="id74" draw:layer="layout" svg:width="3.75cm" svg:height="0.25cm" svg:x="75.5cm" svg:y="9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9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9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3.75cm" svg:height="8.5cm" svg:x="75.5cm" svg:y="10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10.5cm">
          <text:p text:style-name="P7"><text:span text:style-name="T3">Y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11cm">
          <text:p text:style-name="P16"><text:span text:style-name="T5">y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11.2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7" draw:id="id117" draw:layer="layout" svg:width="3.25cm" svg:height="0.25cm" svg:x="75.75cm" svg:y="11.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3.25cm" svg:height="6cm" svg:x="75.75cm" svg:y="12.25cm">
          <text:p text:style-name="P1"><text:span text:style-name="T1">y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75" draw:id="id75" draw:layer="layout" svg:width="2.75cm" svg:height="0.75cm" svg:x="76cm" svg:y="12.7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77" draw:id="id77" draw:layer="layout" svg:width="2.75cm" svg:height="0.25cm" svg:x="76cm" svg:y="13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3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4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4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14.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9" draw:id="id119" draw:layer="layout" svg:width="3.25cm" svg:height="0.25cm" svg:x="75.75cm" svg:y="11.7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onnector draw:style-name="gr60" draw:text-style-name="P33" draw:layer="layout" draw:line-skew="-16.45cm" svg:x1="113.15cm" svg:y1="2.375cm" svg:x2="79.25cm" svg:y2="8.125cm" draw:start-shape="id19" draw:start-glue-point="3" draw:end-shape="id20" draw:end-glue-point="1" svg:d="M113150 2375h-33400v5750h-500" svg:viewBox="0 0 33901 5751">
          <text:p/>
        </draw:connector>
        <draw:custom-shape draw:style-name="gr61" draw:text-style-name="P3" xml:id="id54" draw:id="id54" draw:layer="layout" svg:width="4.25cm" svg:height="7.25cm" svg:x="68cm" svg:y="9.5cm">
          <text:p text:style-name="P1"><text:span text:style-name="T1">Fixed_Poi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1" draw:id="id21" draw:layer="layout" svg:width="3.75cm" svg:height="0.25cm" svg:x="68.25cm" svg:y="10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8" draw:id="id28" draw:layer="layout" svg:width="3.75cm" svg:height="0.25cm" svg:x="68.25cm" svg:y="10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5" draw:id="id35" draw:layer="layout" svg:width="3.75cm" svg:height="0.25cm" svg:x="68.25cm" svg:y="10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0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8.25cm" svg:y="11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1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1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3.75cm" svg:height="4.5cm" svg:x="68.25cm" svg:y="12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3.25cm" svg:height="3.75cm" svg:x="68.5cm" svg:y="12.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68.75cm" svg:y="13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61" draw:id="id61" draw:layer="layout" svg:width="2.75cm" svg:height="0.25cm" svg:x="68.75cm" svg:y="14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4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4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5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onnector draw:style-name="gr60" draw:text-style-name="P33" draw:layer="layout" draw:line-skew="-19.325cm" svg:x1="113.15cm" svg:y1="2.375cm" svg:x2="72cm" svg:y2="10.125cm" draw:start-shape="id19" draw:start-glue-point="3" draw:end-shape="id21" draw:end-glue-point="1" svg:d="M113150 2375h-39900v7750h-1250" svg:viewBox="0 0 41151 7751">
          <text:p/>
        </draw:connector>
        <draw:connector draw:style-name="gr60" draw:text-style-name="P33" draw:layer="layout" draw:line-skew="-20.075cm" svg:x1="113.15cm" svg:y1="2.375cm" svg:x2="72cm" svg:y2="3.625cm" draw:start-shape="id19" draw:start-glue-point="3" draw:end-shape="id22" draw:end-glue-point="1" svg:d="M113150 2375h-40650v1250h-500" svg:viewBox="0 0 41151 1251">
          <text:p/>
        </draw:connector>
        <draw:custom-shape draw:style-name="gr65" draw:text-style-name="P35" xml:id="id24" draw:id="id24" draw:layer="layout" svg:width="2.4cm" svg:height="0.25cm" svg:x="108.777cm" svg:y="2.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11" draw:layer="layout" svg:x1="113.15cm" svg:y1="2.625cm" svg:x2="111.177cm" svg:y2="2.625cm" draw:start-shape="id23" draw:start-glue-point="3" draw:end-shape="id24" draw:end-glue-point="1" svg:d="M113150 2625h-1973" svg:viewBox="0 0 1974 1">
          <text:p/>
        </draw:connector>
        <draw:connector draw:style-name="gr67" draw:text-style-name="P11" draw:layer="layout" draw:line-skew="-14.014cm" svg:x1="108.777cm" svg:y1="2.625cm" svg:x2="79.25cm" svg:y2="65.125cm" draw:start-shape="id24" draw:start-glue-point="3" draw:end-shape="id25" draw:end-glue-point="1" svg:d="M108777 2625h-28777v62500h-750" svg:viewBox="0 0 29528 62501">
          <text:p/>
        </draw:connector>
        <draw:connector draw:style-name="gr67" draw:text-style-name="P11" draw:layer="layout" draw:line-skew="-14.014cm" svg:x1="108.777cm" svg:y1="2.625cm" svg:x2="79.25cm" svg:y2="31.125cm" draw:start-shape="id24" draw:start-glue-point="3" draw:end-shape="id26" draw:end-glue-point="1" svg:d="M108777 2625h-28777v28500h-750" svg:viewBox="0 0 29528 28501">
          <text:p/>
        </draw:connector>
        <draw:connector draw:style-name="gr67" draw:text-style-name="P11" draw:layer="layout" draw:line-skew="-14.014cm" svg:x1="108.777cm" svg:y1="2.625cm" svg:x2="79.25cm" svg:y2="8.375cm" draw:start-shape="id24" draw:start-glue-point="3" draw:end-shape="id27" draw:end-glue-point="1" svg:d="M108777 2625h-28777v5750h-750" svg:viewBox="0 0 29528 5751">
          <text:p/>
        </draw:connector>
        <draw:connector draw:style-name="gr67" draw:text-style-name="P11" draw:layer="layout" draw:line-skew="-17.639cm" svg:x1="108.777cm" svg:y1="2.625cm" svg:x2="72cm" svg:y2="10.375cm" draw:start-shape="id24" draw:start-glue-point="3" draw:end-shape="id28" draw:end-glue-point="1" svg:d="M108777 2625h-36027v7750h-750" svg:viewBox="0 0 36778 7751">
          <text:p/>
        </draw:connector>
        <draw:connector draw:style-name="gr67" draw:text-style-name="P11" draw:layer="layout" draw:line-skew="-17.639cm" svg:x1="108.777cm" svg:y1="2.625cm" svg:x2="72cm" svg:y2="3.875cm" draw:start-shape="id24" draw:start-glue-point="3" draw:end-shape="id29" draw:end-glue-point="1" svg:d="M108777 2625h-36027v1250h-750" svg:viewBox="0 0 36778 1251">
          <text:p/>
        </draw:connector>
        <draw:connector draw:style-name="gr68" draw:text-style-name="P11" draw:layer="layout" draw:line-skew="-15.95cm" svg:x1="113.15cm" svg:y1="7.375cm" svg:x2="79.25cm" svg:y2="65.375cm" draw:start-shape="id30" draw:start-glue-point="3" draw:end-shape="id31" draw:end-glue-point="1" svg:d="M113150 7375h-32900v58000h-1000" svg:viewBox="0 0 33901 58001">
          <text:p/>
        </draw:connector>
        <draw:connector draw:style-name="gr68" draw:text-style-name="P11" draw:layer="layout" draw:line-skew="-15.95cm" svg:x1="113.15cm" svg:y1="7.375cm" svg:x2="79.25cm" svg:y2="31.375cm" draw:start-shape="id30" draw:start-glue-point="3" draw:end-shape="id32" draw:end-glue-point="1" svg:d="M113150 7375h-32900v24000h-1000" svg:viewBox="0 0 33901 24001">
          <text:p/>
        </draw:connector>
        <draw:connector draw:style-name="gr68" draw:text-style-name="P11" draw:layer="layout" draw:line-skew="-15.95cm" svg:x1="113.15cm" svg:y1="7.375cm" svg:x2="79.25cm" svg:y2="8.625cm" draw:start-shape="id30" draw:start-glue-point="3" draw:end-shape="id33" draw:end-glue-point="1" svg:d="M113150 7375h-32900v1250h-1000" svg:viewBox="0 0 33901 1251">
          <text:p/>
        </draw:connector>
        <draw:connector draw:style-name="gr68" draw:text-style-name="P11" draw:layer="layout" draw:line-skew="-19.075cm" svg:x1="113.15cm" svg:y1="7.375cm" svg:x2="72cm" svg:y2="4.125cm" draw:start-shape="id30" draw:start-glue-point="3" draw:end-shape="id34" draw:end-glue-point="1" svg:d="M113150 7375h-39650v-3250h-1500" svg:viewBox="0 0 41151 3251">
          <text:p/>
        </draw:connector>
        <draw:connector draw:style-name="gr68" draw:text-style-name="P11" draw:layer="layout" draw:line-skew="-19.075cm" svg:x1="113.15cm" svg:y1="7.375cm" svg:x2="72cm" svg:y2="10.625cm" draw:start-shape="id30" draw:start-glue-point="3" draw:end-shape="id35" draw:end-glue-point="1" svg:d="M113150 7375h-39650v3250h-1500" svg:viewBox="0 0 41151 3251">
          <text:p/>
        </draw:connector>
        <draw:custom-shape draw:style-name="gr69" draw:text-style-name="P31" xml:id="id39" draw:id="id39" draw:layer="layout" svg:width="4.25cm" svg:height="0.25cm" svg:x="97.25cm" svg:y="5.75cm">
          <text:p text:style-name="P29"><text:span text:style-name="T13">Row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37" draw:id="id37" draw:layer="layout" svg:width="4.25cm" svg:height="0.25cm" svg:x="97.25cm" svg:y="5.5cm">
          <text:p text:style-name="P29"><text:span text:style-name="T13">Column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41" draw:id="id41" draw:layer="layout" svg:width="4.25cm" svg:height="0.25cm" svg:x="97.25cm" svg:y="3.5cm">
          <text:p text:style-name="P29"><text:span text:style-name="T12">Type == “eEinzel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113.15cm" svg:y1="5.625cm" svg:x2="101.5cm" svg:y2="5.625cm" draw:start-shape="id36" draw:start-glue-point="3" draw:end-shape="id37" draw:end-glue-point="1" svg:d="M113150 5625h-11650" svg:viewBox="0 0 11651 1">
          <text:p/>
        </draw:connector>
        <draw:connector draw:style-name="gr70" draw:text-style-name="P11" draw:layer="layout" svg:x1="113.15cm" svg:y1="5.875cm" svg:x2="101.5cm" svg:y2="5.875cm" draw:start-shape="id38" draw:start-glue-point="3" draw:end-shape="id39" draw:end-glue-point="1" svg:d="M113150 5875h-11650" svg:viewBox="0 0 11651 1">
          <text:p/>
        </draw:connector>
        <draw:custom-shape draw:style-name="gr58" draw:text-style-name="P16" xml:id="id76" draw:id="id76" draw:layer="layout" svg:width="2.75cm" svg:height="0.25cm" svg:x="68.75cm" svg:y="7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7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7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8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8.2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68.75cm" svg:y="15.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62" draw:id="id62" draw:layer="layout" svg:width="2.75cm" svg:height="0.25cm" svg:x="68.75cm" svg:y="15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22.5cm">
          <text:p text:style-name="P16"><text:span text:style-name="T5">x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22.7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8" draw:id="id118" draw:layer="layout" svg:width="3.25cm" svg:height="0.25cm" svg:x="75.75cm" svg:y="23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3.25cm" svg:height="6cm" svg:x="75.75cm" svg:y="23.5cm">
          <text:p text:style-name="P1"><text:span text:style-name="T1">x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107" draw:id="id107" draw:layer="layout" svg:width="2.75cm" svg:height="0.75cm" svg:x="76cm" svg:y="24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2" draw:id="id112" draw:layer="layout" svg:width="2.75cm" svg:height="0.25cm" svg:x="76cm" svg:y="24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5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5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25.7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onnector draw:style-name="gr70" draw:text-style-name="P11" draw:layer="layout" draw:line-skew="-5.325cm" svg:x1="113.15cm" svg:y1="3.125cm" svg:x2="101.5cm" svg:y2="3.625cm" draw:start-shape="id40" draw:start-glue-point="3" draw:end-shape="id41" draw:end-glue-point="1" svg:d="M113150 3125h-11150v500h-500" svg:viewBox="0 0 11651 501">
          <text:p/>
        </draw:connector>
        <draw:custom-shape draw:style-name="gr23" draw:text-style-name="P7" xml:id="id43" draw:id="id43" draw:layer="layout" svg:width="4.25cm" svg:height="0.25cm" svg:x="97.25cm" svg:y="3.7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svg:x1="113.15cm" svg:y1="3.875cm" svg:x2="101.5cm" svg:y2="3.875cm" draw:start-shape="id42" draw:start-glue-point="3" draw:end-shape="id43" draw:end-glue-point="1" svg:d="M113150 3875h-11650" svg:viewBox="0 0 11651 1">
          <text:p/>
        </draw:connector>
        <draw:custom-shape draw:style-name="gr23" draw:text-style-name="P7" xml:id="id45" draw:id="id45" draw:layer="layout" svg:width="4.25cm" svg:height="0.25cm" svg:x="97.25cm" svg:y="4.2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33" draw:layer="layout" draw:line-skew="-16.45cm" svg:x1="113.15cm" svg:y1="2.375cm" svg:x2="79.25cm" svg:y2="30.875cm" draw:start-shape="id19" draw:start-glue-point="3" draw:end-shape="id44" draw:end-glue-point="1" svg:d="M113150 2375h-33400v28500h-500" svg:viewBox="0 0 33901 28501">
          <text:p/>
        </draw:connector>
        <draw:custom-shape draw:style-name="gr23" draw:text-style-name="P7" xml:id="id46" draw:id="id46" draw:layer="layout" svg:width="4.25cm" svg:height="0.25cm" svg:x="97.25cm" svg:y="4.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47" draw:id="id47" draw:layer="layout" svg:width="4.25cm" svg:height="0.25cm" svg:x="97.25cm" svg:y="4.7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5.075cm" svg:x1="113.15cm" svg:y1="3.875cm" svg:x2="101.5cm" svg:y2="4.375cm" draw:start-shape="id42" draw:start-glue-point="3" draw:end-shape="id45" draw:end-glue-point="1" svg:d="M113150 3875h-10900v500h-750" svg:viewBox="0 0 11651 501">
          <text:p/>
        </draw:connector>
        <draw:connector draw:style-name="gr72" draw:text-style-name="P11" draw:layer="layout" draw:line-skew="-5.075cm" svg:x1="113.15cm" svg:y1="3.875cm" svg:x2="101.5cm" svg:y2="4.625cm" draw:start-shape="id42" draw:start-glue-point="3" draw:end-shape="id46" draw:end-glue-point="1" svg:d="M113150 3875h-10900v750h-750" svg:viewBox="0 0 11651 751">
          <text:p/>
        </draw:connector>
        <draw:connector draw:style-name="gr72" draw:text-style-name="P11" draw:layer="layout" draw:line-skew="-5.075cm" svg:x1="113.15cm" svg:y1="3.875cm" svg:x2="101.5cm" svg:y2="4.875cm" draw:start-shape="id42" draw:start-glue-point="3" draw:end-shape="id47" draw:end-glue-point="1" svg:d="M113150 3875h-10900v1000h-750" svg:viewBox="0 0 11651 1001">
          <text:p/>
        </draw:connector>
        <draw:custom-shape draw:style-name="gr23" draw:text-style-name="P7" xml:id="id49" draw:id="id49" draw:layer="layout" svg:width="4.25cm" svg:height="0.25cm" svg:x="97.25cm" svg:y="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325cm" svg:x1="113.15cm" svg:y1="4.375cm" svg:x2="101.5cm" svg:y2="5.125cm" draw:start-shape="id48" draw:start-glue-point="3" draw:end-shape="id49" draw:end-glue-point="1" svg:d="M113150 4375h-10150v750h-1500" svg:viewBox="0 0 11651 751">
          <text:p/>
        </draw:connector>
        <draw:custom-shape draw:style-name="gr23" draw:text-style-name="P7" xml:id="id51" draw:id="id51" draw:layer="layout" svg:width="4.25cm" svg:height="0.25cm" svg:x="97.25cm" svg:y="6.7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075cm" svg:x1="113.15cm" svg:y1="7.875cm" svg:x2="101.5cm" svg:y2="6.875cm" draw:start-shape="id50" draw:start-glue-point="3" draw:end-shape="id51" draw:end-glue-point="1" svg:d="M113150 7875h-9900v-1000h-1750" svg:viewBox="0 0 11651 1001">
          <text:p/>
        </draw:connector>
        <draw:connector draw:style-name="gr72" draw:text-style-name="P11" draw:layer="layout" draw:line-skew="-9.25cm" svg:x1="92.5cm" svg:y1="3.625cm" svg:x2="72.25cm" svg:y2="6.125cm" draw:start-shape="id52" draw:start-glue-point="3" draw:end-shape="id53" svg:d="M92500 3625h-19375v2500h-875" svg:viewBox="0 0 20251 2501">
          <text:p/>
        </draw:connector>
        <draw:connector draw:style-name="gr72" draw:text-style-name="P11" draw:layer="layout" draw:line-skew="-9.25cm" svg:x1="92.5cm" svg:y1="3.625cm" svg:x2="72.25cm" svg:y2="13.125cm" draw:start-shape="id52" draw:start-glue-point="3" draw:end-shape="id54" svg:d="M92500 3625h-19375v9500h-875" svg:viewBox="0 0 20251 9501">
          <text:p/>
        </draw:connector>
        <draw:connector draw:style-name="gr72" draw:text-style-name="P11" draw:layer="layout" draw:line-skew="-10.875cm" svg:x1="97.25cm" svg:y1="3.875cm" svg:x2="72cm" svg:y2="7.25cm" draw:start-shape="id43" draw:start-glue-point="3" draw:end-shape="id55" draw:end-glue-point="1" svg:d="M97250 3875h-23500v3375h-1750" svg:viewBox="0 0 25251 3376">
          <text:p/>
        </draw:connector>
        <draw:custom-shape draw:style-name="gr59" draw:text-style-name="P32" xml:id="id58" draw:id="id58" draw:layer="layout" svg:width="2.75cm" svg:height="0.25cm" svg:x="68.75cm" svg:y="14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57" draw:id="id57" draw:layer="layout" svg:width="2.75cm" svg:height="0.25cm" svg:x="68.75cm" svg:y="13.75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56" draw:id="id56" draw:layer="layout" svg:width="2.75cm" svg:height="0.25cm" svg:x="68.75cm" svg:y="13.5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-10.375cm" svg:x1="97.25cm" svg:y1="4.375cm" svg:x2="71.5cm" svg:y2="13.625cm" draw:start-shape="id45" draw:start-glue-point="3" draw:end-shape="id56" draw:end-glue-point="1" svg:d="M97250 4375h-23250v9250h-2500" svg:viewBox="0 0 25751 9251">
          <text:p/>
        </draw:connector>
        <draw:connector draw:style-name="gr72" draw:text-style-name="P11" draw:layer="layout" draw:line-skew="-10.125cm" svg:x1="97.25cm" svg:y1="4.625cm" svg:x2="71.5cm" svg:y2="13.875cm" draw:start-shape="id46" draw:start-glue-point="3" draw:end-shape="id57" draw:end-glue-point="1" svg:d="M97250 4625h-23000v9250h-2750" svg:viewBox="0 0 25751 9251">
          <text:p/>
        </draw:connector>
        <draw:connector draw:style-name="gr72" draw:text-style-name="P11" draw:layer="layout" draw:line-skew="-9.875cm" svg:x1="97.25cm" svg:y1="4.875cm" svg:x2="71.5cm" svg:y2="14.125cm" draw:start-shape="id47" draw:start-glue-point="3" draw:end-shape="id58" draw:end-glue-point="1" svg:d="M97250 4875h-22750v9250h-3000" svg:viewBox="0 0 25751 9251">
          <text:p/>
        </draw:connector>
        <draw:custom-shape draw:style-name="gr73" draw:text-style-name="P36" xml:id="id52" draw:id="id52" draw:layer="layout" svg:width="2.25cm" svg:height="0.25cm" svg:x="92.5cm" svg:y="3.5cm">
          <text:p text:style-name="P29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97.25cm" svg:y1="3.625cm" svg:x2="94.75cm" svg:y2="3.625cm" draw:start-shape="id41" draw:start-glue-point="3" draw:end-shape="id52" draw:end-glue-point="1" svg:d="M97250 3625h-2500" svg:viewBox="0 0 2501 1">
          <text:p/>
        </draw:connector>
        <draw:connector draw:style-name="gr74" draw:text-style-name="P37" draw:layer="layout" draw:line-skew="-1cm" svg:x1="97.25cm" svg:y1="5.625cm" svg:x2="94.75cm" svg:y2="3.625cm" draw:start-shape="id37" draw:start-glue-point="3" draw:end-shape="id52" draw:end-glue-point="1" svg:d="M97250 5625h-2250v-2000h-250" svg:viewBox="0 0 2501 2001">
          <text:p/>
        </draw:connector>
        <draw:connector draw:style-name="gr74" draw:text-style-name="P37" draw:layer="layout" draw:line-skew="-1cm" svg:x1="97.25cm" svg:y1="5.875cm" svg:x2="94.75cm" svg:y2="3.625cm" draw:start-shape="id39" draw:start-glue-point="3" draw:end-shape="id52" draw:end-glue-point="1" svg:d="M97250 5875h-2250v-2250h-250" svg:viewBox="0 0 2501 2251">
          <text:p/>
        </draw:connector>
        <draw:custom-shape draw:style-name="gr23" draw:text-style-name="P7" xml:id="id60" draw:id="id60" draw:layer="layout" svg:width="4.25cm" svg:height="0.25cm" svg:x="97.25cm" svg:y="6.2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3.825cm" svg:x1="113.15cm" svg:y1="7.625cm" svg:x2="101.5cm" svg:y2="6.375cm" draw:start-shape="id59" draw:start-glue-point="3" draw:end-shape="id60" draw:end-glue-point="1" svg:d="M113150 7625h-9650v-1250h-2000" svg:viewBox="0 0 11651 1251">
          <text:p/>
        </draw:connector>
        <draw:connector draw:style-name="gr72" draw:text-style-name="P11" draw:layer="layout" draw:line-skew="-9.625cm" svg:x1="97.25cm" svg:y1="6.375cm" svg:x2="71.5cm" svg:y2="14.375cm" draw:start-shape="id60" draw:start-glue-point="3" draw:end-shape="id61" draw:end-glue-point="1" svg:d="M97250 6375h-22500v8000h-3250" svg:viewBox="0 0 25751 8001">
          <text:p/>
        </draw:connector>
        <draw:connector draw:style-name="gr72" draw:text-style-name="P11" draw:layer="layout" draw:line-skew="-9.375cm" svg:x1="97.25cm" svg:y1="6.875cm" svg:x2="71.5cm" svg:y2="15.875cm" draw:start-shape="id51" draw:start-glue-point="3" draw:end-shape="id62" draw:end-glue-point="1" svg:d="M97250 6875h-22250v9000h-3500" svg:viewBox="0 0 25751 9001">
          <text:p/>
        </draw:connector>
        <draw:custom-shape draw:style-name="gr75" draw:text-style-name="P3" draw:layer="layout" svg:width="4.75cm" svg:height="13.5cm" svg:x="97cm" svg:y="7.5cm">
          <text:p text:style-name="P1"><text:span text:style-name="T1">eEindim - Y_Axis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71" draw:id="id71" draw:layer="layout" svg:width="4.25cm" svg:height="0.25cm" svg:x="97.25cm" svg:y="10.25cm">
          <text:p text:style-name="P29"><text:span text:style-name="T13">Row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70" draw:id="id70" draw:layer="layout" svg:width="4.25cm" svg:height="0.25cm" svg:x="97.25cm" svg:y="10cm">
          <text:p text:style-name="P29"><text:span text:style-name="T13">Column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72" draw:id="id72" draw:layer="layout" svg:width="4.25cm" svg:height="0.25cm" svg:x="97.25cm" svg:y="8cm">
          <text:p text:style-name="P29"><text:span text:style-name="T12">Type == “eEin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9" draw:id="id69" draw:layer="layout" svg:width="4.25cm" svg:height="0.25cm" svg:x="97.25cm" svg:y="8.2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6" draw:id="id66" draw:layer="layout" svg:width="4.25cm" svg:height="0.25cm" svg:x="97.25cm" svg:y="8.7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7" draw:id="id67" draw:layer="layout" svg:width="4.25cm" svg:height="0.25cm" svg:x="97.25cm" svg:y="9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8" draw:id="id68" draw:layer="layout" svg:width="4.25cm" svg:height="0.25cm" svg:x="97.25cm" svg:y="9.2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5" draw:id="id65" draw:layer="layout" svg:width="4.25cm" svg:height="0.25cm" svg:x="97.25cm" svg:y="9.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3" draw:id="id63" draw:layer="layout" svg:width="4.25cm" svg:height="0.25cm" svg:x="97.25cm" svg:y="11.2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4" draw:id="id64" draw:layer="layout" svg:width="4.25cm" svg:height="0.25cm" svg:x="97.25cm" svg:y="10.7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075cm" svg:x1="113.15cm" svg:y1="7.875cm" svg:x2="101.5cm" svg:y2="11.375cm" draw:start-shape="id50" draw:start-glue-point="3" draw:end-shape="id63" draw:end-glue-point="1" svg:d="M113150 7875h-9900v3500h-1750" svg:viewBox="0 0 11651 3501">
          <text:p/>
        </draw:connector>
        <draw:connector draw:style-name="gr72" draw:text-style-name="P11" draw:layer="layout" draw:line-skew="-3.825cm" svg:x1="113.15cm" svg:y1="7.625cm" svg:x2="101.5cm" svg:y2="10.875cm" draw:start-shape="id59" draw:start-glue-point="3" draw:end-shape="id64" draw:end-glue-point="1" svg:d="M113150 7625h-9650v3250h-2000" svg:viewBox="0 0 11651 3251">
          <text:p/>
        </draw:connector>
        <draw:connector draw:style-name="gr72" draw:text-style-name="P11" draw:layer="layout" draw:line-skew="-4.325cm" svg:x1="113.15cm" svg:y1="4.375cm" svg:x2="101.5cm" svg:y2="9.625cm" draw:start-shape="id48" draw:start-glue-point="3" draw:end-shape="id65" draw:end-glue-point="1" svg:d="M113150 4375h-10150v5250h-1500" svg:viewBox="0 0 11651 5251">
          <text:p/>
        </draw:connector>
        <draw:connector draw:style-name="gr72" draw:text-style-name="P11" draw:layer="layout" draw:line-skew="-5.075cm" svg:x1="113.15cm" svg:y1="3.875cm" svg:x2="101.5cm" svg:y2="8.875cm" draw:start-shape="id42" draw:start-glue-point="3" draw:end-shape="id66" draw:end-glue-point="1" svg:d="M113150 3875h-10900v5000h-750" svg:viewBox="0 0 11651 5001">
          <text:p/>
        </draw:connector>
        <draw:connector draw:style-name="gr72" draw:text-style-name="P11" draw:layer="layout" draw:line-skew="-5.075cm" svg:x1="113.15cm" svg:y1="3.875cm" svg:x2="101.5cm" svg:y2="9.125cm" draw:start-shape="id42" draw:start-glue-point="3" draw:end-shape="id67" draw:end-glue-point="1" svg:d="M113150 3875h-10900v5250h-750" svg:viewBox="0 0 11651 5251">
          <text:p/>
        </draw:connector>
        <draw:connector draw:style-name="gr72" draw:text-style-name="P11" draw:layer="layout" draw:line-skew="-5.075cm" svg:x1="113.15cm" svg:y1="3.875cm" svg:x2="101.5cm" svg:y2="9.375cm" draw:start-shape="id42" draw:start-glue-point="3" draw:end-shape="id68" draw:end-glue-point="1" svg:d="M113150 3875h-10900v5500h-750" svg:viewBox="0 0 11651 5501">
          <text:p/>
        </draw:connector>
        <draw:connector draw:style-name="gr72" draw:text-style-name="P11" draw:layer="layout" draw:line-skew="-5.075cm" svg:x1="113.15cm" svg:y1="3.875cm" svg:x2="101.5cm" svg:y2="8.375cm" draw:start-shape="id42" draw:start-glue-point="3" draw:end-shape="id69" draw:end-glue-point="1" svg:d="M113150 3875h-10900v4500h-750" svg:viewBox="0 0 11651 4501">
          <text:p/>
        </draw:connector>
        <draw:connector draw:style-name="gr70" draw:text-style-name="P11" draw:layer="layout" draw:line-skew="-4.825cm" svg:x1="113.15cm" svg:y1="5.625cm" svg:x2="101.5cm" svg:y2="10.125cm" draw:start-shape="id36" draw:start-glue-point="3" draw:end-shape="id70" draw:end-glue-point="1" svg:d="M113150 5625h-10650v4500h-1000" svg:viewBox="0 0 11651 4501">
          <text:p/>
        </draw:connector>
        <draw:connector draw:style-name="gr70" draw:text-style-name="P11" draw:layer="layout" draw:line-skew="-4.575cm" svg:x1="113.15cm" svg:y1="5.875cm" svg:x2="101.5cm" svg:y2="10.375cm" draw:start-shape="id38" draw:start-glue-point="3" draw:end-shape="id71" draw:end-glue-point="1" svg:d="M113150 5875h-10400v4500h-1250" svg:viewBox="0 0 11651 4501">
          <text:p/>
        </draw:connector>
        <draw:custom-shape draw:style-name="gr73" draw:text-style-name="P36" xml:id="id73" draw:id="id73" draw:layer="layout" svg:width="2.25cm" svg:height="0.25cm" svg:x="92.5cm" svg:y="8cm">
          <text:p text:style-name="P29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97.25cm" svg:y1="8.125cm" svg:x2="94.75cm" svg:y2="8.125cm" draw:start-shape="id72" draw:start-glue-point="3" draw:end-shape="id73" draw:end-glue-point="1" svg:d="M97250 8125h-2500" svg:viewBox="0 0 2501 1">
          <text:p/>
        </draw:connector>
        <draw:connector draw:style-name="gr70" draw:text-style-name="P11" draw:layer="layout" draw:line-skew="-1cm" svg:x1="97.25cm" svg:y1="10.125cm" svg:x2="94.75cm" svg:y2="8.125cm" draw:start-shape="id70" draw:start-glue-point="3" draw:end-shape="id73" draw:end-glue-point="1" svg:d="M97250 10125h-2250v-2000h-250" svg:viewBox="0 0 2501 2001">
          <text:p/>
        </draw:connector>
        <draw:connector draw:style-name="gr70" draw:text-style-name="P11" draw:layer="layout" draw:line-skew="-1cm" svg:x1="97.25cm" svg:y1="10.375cm" svg:x2="94.75cm" svg:y2="8.125cm" draw:start-shape="id71" draw:start-glue-point="3" draw:end-shape="id73" draw:end-glue-point="1" svg:d="M97250 10375h-2250v-2250h-250" svg:viewBox="0 0 2501 2251">
          <text:p/>
        </draw:connector>
        <draw:connector draw:style-name="gr72" draw:text-style-name="P11" draw:layer="layout" draw:line-skew="-5.375cm" svg:x1="92.5cm" svg:y1="8.125cm" svg:x2="79.25cm" svg:y2="9.125cm" draw:start-shape="id73" draw:start-glue-point="3" draw:end-shape="id74" draw:end-glue-point="1" svg:d="M92500 8125h-12000v1000h-1250" svg:viewBox="0 0 13251 1001">
          <text:p/>
        </draw:connector>
        <draw:connector draw:style-name="gr72" draw:text-style-name="P11" draw:layer="layout" draw:line-skew="-7.25cm" svg:x1="97.25cm" svg:y1="8.375cm" svg:x2="78.75cm" svg:y2="13.125cm" draw:start-shape="id69" draw:start-glue-point="3" draw:end-shape="id75" draw:end-glue-point="1" svg:d="M97250 8375h-16500v4750h-2000" svg:viewBox="0 0 18501 4751">
          <text:p/>
        </draw:connector>
        <draw:connector draw:style-name="gr72" draw:text-style-name="P11" draw:layer="layout" draw:line-skew="-11.875cm" svg:x1="97.25cm" svg:y1="6.375cm" svg:x2="71.5cm" svg:y2="7.375cm" draw:start-shape="id60" draw:start-glue-point="3" draw:end-shape="id76" draw:end-glue-point="1" svg:d="M97250 6375h-24750v1000h-1000" svg:viewBox="0 0 25751 1001">
          <text:p/>
        </draw:connector>
        <draw:connector draw:style-name="gr72" draw:text-style-name="P11" draw:layer="layout" draw:line-skew="-7cm" svg:x1="97.25cm" svg:y1="10.875cm" svg:x2="78.75cm" svg:y2="13.625cm" draw:start-shape="id64" draw:start-glue-point="3" draw:end-shape="id77" draw:end-glue-point="1" svg:d="M97250 10875h-16250v2750h-2250" svg:viewBox="0 0 18501 2751">
          <text:p/>
        </draw:connector>
        <draw:custom-shape draw:style-name="gr64" draw:text-style-name="P7" draw:layer="layout" svg:width="2.75cm" svg:height="0.5cm" svg:x="76cm" svg:y="1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81" draw:id="id81" draw:layer="layout" svg:width="2.75cm" svg:height="0.25cm" svg:x="76cm" svg:y="16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6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6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7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82" draw:id="id82" draw:layer="layout" svg:width="2.75cm" svg:height="0.25cm" svg:x="76cm" svg:y="17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17.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83" draw:id="id83" draw:layer="layout" svg:width="2.75cm" svg:height="0.25cm" svg:x="76cm" svg:y="17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80" draw:id="id80" draw:layer="layout" svg:width="2.75cm" svg:height="0.25cm" svg:x="76cm" svg:y="16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79" draw:id="id79" draw:layer="layout" svg:width="2.75cm" svg:height="0.25cm" svg:x="76cm" svg:y="15.75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78" draw:id="id78" draw:layer="layout" svg:width="2.75cm" svg:height="0.25cm" svg:x="76cm" svg:y="15.5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-6.75cm" svg:x1="97.25cm" svg:y1="8.875cm" svg:x2="78.75cm" svg:y2="15.625cm" draw:start-shape="id66" draw:start-glue-point="3" draw:end-shape="id78" draw:end-glue-point="1" svg:d="M97250 8875h-16000v6750h-2500" svg:viewBox="0 0 18501 6751">
          <text:p/>
        </draw:connector>
        <draw:connector draw:style-name="gr72" draw:text-style-name="P11" draw:layer="layout" draw:line-skew="-6.75cm" svg:x1="97.25cm" svg:y1="9.125cm" svg:x2="78.75cm" svg:y2="15.875cm" draw:start-shape="id67" draw:start-glue-point="3" draw:end-shape="id79" draw:end-glue-point="1" svg:d="M97250 9125h-16000v6750h-2500" svg:viewBox="0 0 18501 6751">
          <text:p/>
        </draw:connector>
        <draw:connector draw:style-name="gr72" draw:text-style-name="P11" draw:layer="layout" draw:line-skew="-6.75cm" svg:x1="97.25cm" svg:y1="9.375cm" svg:x2="78.75cm" svg:y2="16.125cm" draw:start-shape="id68" draw:start-glue-point="3" draw:end-shape="id80" draw:end-glue-point="1" svg:d="M97250 9375h-16000v6750h-2500" svg:viewBox="0 0 18501 6751">
          <text:p/>
        </draw:connector>
        <draw:connector draw:style-name="gr72" draw:text-style-name="P11" draw:layer="layout" draw:line-skew="-7cm" svg:x1="97.25cm" svg:y1="10.875cm" svg:x2="78.75cm" svg:y2="16.375cm" draw:start-shape="id64" draw:start-glue-point="3" draw:end-shape="id81" draw:end-glue-point="1" svg:d="M97250 10875h-16250v5500h-2250" svg:viewBox="0 0 18501 5501">
          <text:p/>
        </draw:connector>
        <draw:connector draw:style-name="gr72" draw:text-style-name="P11" draw:layer="layout" draw:line-skew="-6cm" svg:x1="97.25cm" svg:y1="9.625cm" svg:x2="78.75cm" svg:y2="17.375cm" draw:start-shape="id65" draw:start-glue-point="3" draw:end-shape="id82" draw:end-glue-point="1" svg:d="M97250 9625h-15250v7750h-3250" svg:viewBox="0 0 18501 7751">
          <text:p/>
        </draw:connector>
        <draw:connector draw:style-name="gr72" draw:text-style-name="P11" draw:layer="layout" draw:line-skew="-5.75cm" svg:x1="97.25cm" svg:y1="11.375cm" svg:x2="78.75cm" svg:y2="17.875cm" draw:start-shape="id63" draw:start-glue-point="3" draw:end-shape="id83" draw:end-glue-point="1" svg:d="M97250 11375h-15000v6500h-3500" svg:viewBox="0 0 18501 6501">
          <text:p/>
        </draw:connector>
        <draw:custom-shape draw:style-name="gr76" draw:text-style-name="P38" draw:layer="layout" svg:width="4.25cm" svg:height="8.5cm" svg:x="97.25cm" svg:y="12.25cm">
          <text:p text:style-name="P1"><text:span text:style-name="T1">create related_x_axis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85" draw:id="id85" draw:layer="layout" svg:width="3.75cm" svg:height="0.25cm" svg:x="97.5cm" svg:y="13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3.2cm" svg:x1="113.15cm" svg:y1="9.125cm" svg:x2="101.25cm" svg:y2="13.125cm" draw:start-shape="id84" draw:start-glue-point="3" draw:end-shape="id85" draw:end-glue-point="1" svg:d="M113150 9125h-9150v4000h-2750" svg:viewBox="0 0 11901 4001">
          <text:p/>
        </draw:connector>
        <draw:custom-shape draw:style-name="gr77" draw:text-style-name="P39" xml:id="id87" draw:id="id87" draw:layer="layout" svg:width="3.75cm" svg:height="0.25cm" svg:x="97.5cm" svg:y="12.75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3.45cm" svg:x1="113.15cm" svg:y1="8.875cm" svg:x2="101.25cm" svg:y2="12.875cm" draw:start-shape="id86" draw:start-glue-point="3" draw:end-shape="id87" draw:end-glue-point="1" svg:d="M113150 8875h-9400v4000h-2500" svg:viewBox="0 0 11901 4001">
          <text:p/>
        </draw:connector>
        <draw:custom-shape draw:style-name="gr77" draw:text-style-name="P39" xml:id="id89" draw:id="id89" draw:layer="layout" svg:width="3.75cm" svg:height="0.25cm" svg:x="97.5cm" svg:y="13.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0" draw:id="id90" draw:layer="layout" svg:width="3.75cm" svg:height="0.25cm" svg:x="97.5cm" svg:y="14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1" draw:id="id91" draw:layer="layout" svg:width="3.75cm" svg:height="0.25cm" svg:x="97.5cm" svg:y="14.2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2" draw:id="id92" draw:layer="layout" svg:width="3.75cm" svg:height="0.25cm" svg:x="97.5cm" svg:y="14.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4" draw:id="id94" draw:layer="layout" svg:width="3.75cm" svg:height="0.25cm" svg:x="97.5cm" svg:y="14.7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2.95cm" svg:x1="113.15cm" svg:y1="11.875cm" svg:x2="101.25cm" svg:y2="13.625cm" draw:start-shape="id88" draw:start-glue-point="3" draw:end-shape="id89" draw:end-glue-point="1" svg:d="M113150 11875h-8900v1750h-3000" svg:viewBox="0 0 11901 1751">
          <text:p/>
        </draw:connector>
        <draw:connector draw:style-name="gr78" draw:text-style-name="P11" draw:layer="layout" draw:line-skew="-2.95cm" svg:x1="113.15cm" svg:y1="11.875cm" svg:x2="101.25cm" svg:y2="14.125cm" draw:start-shape="id88" draw:start-glue-point="3" draw:end-shape="id90" draw:end-glue-point="1" svg:d="M113150 11875h-8900v2250h-3000" svg:viewBox="0 0 11901 2251">
          <text:p/>
        </draw:connector>
        <draw:connector draw:style-name="gr78" draw:text-style-name="P11" draw:layer="layout" draw:line-skew="-2.95cm" svg:x1="113.15cm" svg:y1="11.875cm" svg:x2="101.25cm" svg:y2="14.375cm" draw:start-shape="id88" draw:start-glue-point="3" draw:end-shape="id91" draw:end-glue-point="1" svg:d="M113150 11875h-8900v2500h-3000" svg:viewBox="0 0 11901 2501">
          <text:p/>
        </draw:connector>
        <draw:connector draw:style-name="gr78" draw:text-style-name="P11" draw:layer="layout" draw:line-skew="-2.95cm" svg:x1="113.15cm" svg:y1="11.875cm" svg:x2="101.25cm" svg:y2="14.625cm" draw:start-shape="id88" draw:start-glue-point="3" draw:end-shape="id92" draw:end-glue-point="1" svg:d="M113150 11875h-8900v2750h-3000" svg:viewBox="0 0 11901 2751">
          <text:p/>
        </draw:connector>
        <draw:connector draw:style-name="gr78" draw:text-style-name="P11" draw:layer="layout" draw:line-skew="-2.7cm" svg:x1="113.15cm" svg:y1="10.625cm" svg:x2="101.25cm" svg:y2="14.875cm" draw:start-shape="id93" draw:start-glue-point="3" draw:end-shape="id94" draw:end-glue-point="1" svg:d="M113150 10625h-8650v4250h-3250" svg:viewBox="0 0 11901 4251">
          <text:p/>
        </draw:connector>
        <draw:connector draw:style-name="gr70" draw:text-style-name="P11" draw:layer="layout" draw:line-skew="-5.325cm" svg:x1="113.15cm" svg:y1="3.125cm" svg:x2="101.5cm" svg:y2="8.125cm" draw:start-shape="id40" draw:start-glue-point="3" draw:end-shape="id72" draw:end-glue-point="1" svg:d="M113150 3125h-11150v5000h-500" svg:viewBox="0 0 11651 5001">
          <text:p/>
        </draw:connector>
        <draw:connector draw:style-name="gr78" draw:text-style-name="P11" draw:layer="layout" draw:line-skew="-5.875cm" svg:x1="97.5cm" svg:y1="13.125cm" svg:x2="79.25cm" svg:y2="19.625cm" draw:start-shape="id85" draw:start-glue-point="3" draw:end-shape="id95" draw:end-glue-point="1" svg:d="M97500 13125h-15000v6500h-3250" svg:viewBox="0 0 18251 6501">
          <text:p/>
        </draw:connector>
        <draw:custom-shape draw:style-name="gr25" draw:text-style-name="P16" draw:layer="layout" svg:width="3.75cm" svg:height="0.25cm" svg:x="75.5cm" svg:y="19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97" draw:id="id97" draw:layer="layout" svg:width="3.75cm" svg:height="0.25cm" svg:x="97.5cm" svg:y="15.25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9" draw:id="id99" draw:layer="layout" svg:width="3.75cm" svg:height="0.25cm" svg:x="97.5cm" svg:y="15.75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2.45cm" svg:x1="113.15cm" svg:y1="9.375cm" svg:x2="101.25cm" svg:y2="15.375cm" draw:start-shape="id96" draw:start-glue-point="3" draw:end-shape="id97" draw:end-glue-point="1" svg:d="M113150 9375h-8400v6000h-3500" svg:viewBox="0 0 11901 6001">
          <text:p/>
        </draw:connector>
        <draw:connector draw:style-name="gr78" draw:text-style-name="P11" draw:layer="layout" draw:line-skew="-2.2cm" svg:x1="113.15cm" svg:y1="9.625cm" svg:x2="101.25cm" svg:y2="15.875cm" draw:start-shape="id98" draw:start-glue-point="3" draw:end-shape="id99" draw:end-glue-point="1" svg:d="M113150 9625h-8150v6250h-3750" svg:viewBox="0 0 11901 6251">
          <text:p/>
        </draw:connector>
        <draw:custom-shape draw:style-name="gr79" draw:text-style-name="P40" xml:id="id101" draw:id="id101" draw:layer="layout" svg:width="3.75cm" svg:height="0.25cm" svg:x="97.5cm" svg:y="16.25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1.95cm" svg:x1="113.15cm" svg:y1="8.375cm" svg:x2="101.25cm" svg:y2="16.375cm" draw:start-shape="id100" draw:start-glue-point="3" draw:end-shape="id101" draw:end-glue-point="1" svg:d="M113150 8375h-7900v8000h-4000" svg:viewBox="0 0 11901 8001">
          <text:p/>
        </draw:connector>
        <draw:custom-shape draw:style-name="gr77" draw:text-style-name="P39" xml:id="id103" draw:id="id103" draw:layer="layout" svg:width="3.75cm" svg:height="0.25cm" svg:x="97.5cm" svg:y="16.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1.7cm" svg:x1="113.15cm" svg:y1="11.625cm" svg:x2="101.25cm" svg:y2="16.625cm" draw:start-shape="id102" draw:start-glue-point="3" draw:end-shape="id103" draw:end-glue-point="1" svg:d="M113150 11625h-7650v5000h-4250" svg:viewBox="0 0 11901 5001">
          <text:p/>
        </draw:connector>
        <draw:custom-shape draw:style-name="gr80" draw:text-style-name="P36" xml:id="id104" draw:id="id104" draw:layer="layout" svg:width="3.75cm" svg:height="3.75cm" svg:x="97.5cm" svg:y="16.75cm">
          <text:p text:style-name="P29"><text:span text:style-name="T10">FindItnNumber()</text:span></text:p>
          <text:p text:style-name="P29"><text:span text:style-name="T12">Find offset between addresses.</text:span></text:p>
          <text:p text:style-name="P29"><text:span text:style-name="T12"/></text:p>
          <text:p text:style-name="P29"><text:span text:style-name="T12">Find number of elements.</text:span></text:p>
          <text:p text:style-name="P29"><text:span text:style-name="T12"/></text:p>
          <text:p text:style-name="P29"><text:span text:style-name="T12">Search Unk_ITNs at </text:span></text:p>
          <text:p text:style-name="P29"><text:span text:style-name="T12">(y-offset)</text:span></text:p>
          <text:p text:style-name="P29"><text:span text:style-name="T12"/></text:p>
          <text:p text:style-name="P29"><text:span text:style-name="T12">Verify Itn matches this engine parameter.</text:span></text:p>
          <text:p text:style-name="P29"><text:span text:style-name="T12"/></text:p>
          <text:p text:style-name="P29"><text:span text:style-name="T12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11" draw:layer="layout" draw:line-skew="-5.625cm" svg:x1="97.5cm" svg:y1="18.625cm" svg:x2="79.25cm" svg:y2="19.875cm" draw:start-shape="id104" draw:start-glue-point="3" draw:end-shape="id105" draw:end-glue-point="1" svg:d="M97500 18625h-14750v1250h-3500" svg:viewBox="0 0 18251 1251">
          <text:p/>
        </draw:connector>
        <draw:connector draw:style-name="gr78" draw:text-style-name="P11" draw:layer="layout" draw:line-skew="-5.375cm" svg:x1="97.5cm" svg:y1="12.875cm" svg:x2="79.25cm" svg:y2="20.125cm" draw:start-shape="id87" draw:start-glue-point="3" draw:end-shape="id106" draw:end-glue-point="1" svg:d="M97500 12875h-14500v7250h-3750" svg:viewBox="0 0 18251 7251">
          <text:p/>
        </draw:connector>
        <draw:custom-shape draw:style-name="gr64" draw:text-style-name="P7" draw:layer="layout" svg:width="2.75cm" svg:height="0.5cm" svg:x="76cm" svg:y="26.2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4" draw:id="id114" draw:layer="layout" svg:width="2.75cm" svg:height="0.25cm" svg:x="76cm" svg:y="27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7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8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8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1" draw:id="id111" draw:layer="layout" svg:width="2.75cm" svg:height="0.25cm" svg:x="76cm" svg:y="28.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28.7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3" draw:id="id113" draw:layer="layout" svg:width="2.75cm" svg:height="0.25cm" svg:x="76cm" svg:y="29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10" draw:id="id110" draw:layer="layout" svg:width="2.75cm" svg:height="0.25cm" svg:x="76cm" svg:y="27.25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09" draw:id="id109" draw:layer="layout" svg:width="2.75cm" svg:height="0.25cm" svg:x="76cm" svg:y="27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08" draw:id="id108" draw:layer="layout" svg:width="2.75cm" svg:height="0.25cm" svg:x="76cm" svg:y="26.75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onnector draw:style-name="gr78" draw:text-style-name="P11" draw:layer="layout" draw:line-skew="-4.875cm" svg:x1="97.5cm" svg:y1="13.625cm" svg:x2="78.75cm" svg:y2="24.375cm" draw:start-shape="id89" draw:start-glue-point="3" draw:end-shape="id107" draw:end-glue-point="1" svg:d="M97500 13625h-14250v10750h-4500" svg:viewBox="0 0 18751 10751">
          <text:p/>
        </draw:connector>
        <draw:connector draw:style-name="gr78" draw:text-style-name="P11" draw:layer="layout" draw:line-skew="-4.625cm" svg:x1="97.5cm" svg:y1="14.125cm" svg:x2="78.75cm" svg:y2="26.875cm" draw:start-shape="id90" draw:start-glue-point="3" draw:end-shape="id108" draw:end-glue-point="1" svg:d="M97500 14125h-14000v12750h-4750" svg:viewBox="0 0 18751 12751">
          <text:p/>
        </draw:connector>
        <draw:connector draw:style-name="gr78" draw:text-style-name="P11" draw:layer="layout" draw:line-skew="-4.625cm" svg:x1="97.5cm" svg:y1="14.375cm" svg:x2="78.75cm" svg:y2="27.125cm" draw:start-shape="id91" draw:start-glue-point="3" draw:end-shape="id109" draw:end-glue-point="1" svg:d="M97500 14375h-14000v12750h-4750" svg:viewBox="0 0 18751 12751">
          <text:p/>
        </draw:connector>
        <draw:connector draw:style-name="gr78" draw:text-style-name="P11" draw:layer="layout" draw:line-skew="-4.625cm" svg:x1="97.5cm" svg:y1="14.625cm" svg:x2="78.75cm" svg:y2="27.375cm" draw:start-shape="id92" draw:start-glue-point="3" draw:end-shape="id110" draw:end-glue-point="1" svg:d="M97500 14625h-14000v12750h-4750" svg:viewBox="0 0 18751 12751">
          <text:p/>
        </draw:connector>
        <draw:connector draw:style-name="gr78" draw:text-style-name="P11" draw:layer="layout" draw:line-skew="-4.375cm" svg:x1="97.5cm" svg:y1="14.875cm" svg:x2="78.75cm" svg:y2="28.625cm" draw:start-shape="id94" draw:start-glue-point="3" draw:end-shape="id111" draw:end-glue-point="1" svg:d="M97500 14875h-13750v13750h-5000" svg:viewBox="0 0 18751 13751">
          <text:p/>
        </draw:connector>
        <draw:connector draw:style-name="gr78" draw:text-style-name="P11" draw:layer="layout" draw:line-skew="-4.125cm" svg:x1="97.5cm" svg:y1="15.375cm" svg:x2="78.75cm" svg:y2="24.875cm" draw:start-shape="id97" draw:start-glue-point="3" draw:end-shape="id112" draw:end-glue-point="1" svg:d="M97500 15375h-13500v9500h-5250" svg:viewBox="0 0 18751 9501">
          <text:p/>
        </draw:connector>
        <draw:connector draw:style-name="gr78" draw:text-style-name="P11" draw:layer="layout" draw:line-skew="-3.875cm" svg:x1="97.5cm" svg:y1="15.875cm" svg:x2="78.75cm" svg:y2="29.125cm" draw:start-shape="id99" draw:start-glue-point="3" draw:end-shape="id113" draw:end-glue-point="1" svg:d="M97500 15875h-13250v13250h-5500" svg:viewBox="0 0 18751 13251">
          <text:p/>
        </draw:connector>
        <draw:connector draw:style-name="gr78" draw:text-style-name="P11" draw:layer="layout" draw:line-skew="-4.125cm" svg:x1="97.5cm" svg:y1="15.375cm" svg:x2="78.75cm" svg:y2="27.625cm" draw:start-shape="id97" draw:start-glue-point="3" draw:end-shape="id114" draw:end-glue-point="1" svg:d="M97500 15375h-13500v12250h-5250" svg:viewBox="0 0 18751 12251">
          <text:p/>
        </draw:connector>
        <draw:connector draw:style-name="gr81" draw:text-style-name="P11" draw:layer="layout" draw:line-skew="-5.625cm" svg:x1="97.5cm" svg:y1="18.625cm" svg:x2="79.25cm" svg:y2="20.625cm" draw:start-shape="id104" draw:start-glue-point="3" draw:end-shape="id115" draw:end-glue-point="1" svg:d="M97500 18625h-14750v2000h-3500" svg:viewBox="0 0 18251 2001">
          <text:p/>
        </draw:connector>
        <draw:custom-shape draw:style-name="gr77" draw:text-style-name="P39" xml:id="id116" draw:id="id116" draw:layer="layout" svg:width="3.75cm" svg:height="0.25cm" svg:x="97.5cm" svg:y="1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7cm" svg:x1="113.15cm" svg:y1="5.625cm" svg:x2="101.25cm" svg:y2="15.125cm" draw:start-shape="id36" draw:start-glue-point="3" draw:end-shape="id116" draw:end-glue-point="1" svg:d="M113150 5625h-10650v9500h-1250" svg:viewBox="0 0 11901 9501">
          <text:p/>
        </draw:connector>
        <draw:connector draw:style-name="gr78" draw:text-style-name="P11" draw:layer="layout" draw:line-skew="-3.75cm" svg:x1="97.5cm" svg:y1="15.125cm" svg:x2="79cm" svg:y2="11.625cm" draw:start-shape="id116" draw:start-glue-point="3" draw:end-shape="id117" draw:end-glue-point="1" svg:d="M97500 15125h-13000v-3500h-5500" svg:viewBox="0 0 18501 3501">
          <text:p/>
        </draw:connector>
        <draw:connector draw:style-name="gr78" draw:text-style-name="P11" draw:layer="layout" draw:line-skew="-3.75cm" svg:x1="97.5cm" svg:y1="15.125cm" svg:x2="79cm" svg:y2="23.125cm" draw:start-shape="id116" draw:start-glue-point="3" draw:end-shape="id118" draw:end-glue-point="1" svg:d="M97500 15125h-13000v8000h-5500" svg:viewBox="0 0 18501 8001">
          <text:p/>
        </draw:connector>
        <draw:connector draw:style-name="gr81" draw:text-style-name="P11" draw:layer="layout" draw:line-skew="-5.5cm" svg:x1="97.5cm" svg:y1="18.625cm" svg:x2="79cm" svg:y2="11.875cm" draw:start-shape="id104" draw:start-glue-point="3" draw:end-shape="id119" draw:end-glue-point="1" svg:d="M97500 18625h-14750v-6750h-3750" svg:viewBox="0 0 18501 6751">
          <text:p/>
        </draw:connector>
        <draw:custom-shape draw:style-name="gr82" draw:text-style-name="P41" draw:layer="layout" svg:width="3.75cm" svg:height="0.25cm" svg:x="75.5cm" svg:y="41.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2" draw:layer="layout" svg:width="3.75cm" svg:height="8.25cm" svg:x="75.5cm" svg:y="32.7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draw:layer="layout" svg:width="3.25cm" svg:height="6cm" svg:x="75.75cm" svg:y="34.75cm">
          <text:p text:style-name="P1"><text:span text:style-name="T1">z_element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6" draw:id="id26" draw:layer="layout" svg:width="3.75cm" svg:height="0.25cm" svg:x="75.5cm" svg:y="31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2" draw:id="id32" draw:layer="layout" svg:width="3.75cm" svg:height="0.25cm" svg:x="75.5cm" svg:y="31.2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1.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29" draw:id="id129" draw:layer="layout" svg:width="3.75cm" svg:height="0.25cm" svg:x="75.5cm" svg:y="31.7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2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2.2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33.25cm">
          <text:p text:style-name="P7"><text:span text:style-name="T3">Z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33.75cm">
          <text:p text:style-name="P16"><text:span text:style-name="T5">z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191" draw:id="id191" draw:layer="layout" svg:width="2.75cm" svg:height="0.75cm" svg:x="76cm" svg:y="35.2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89" draw:id="id189" draw:layer="layout" svg:width="2.75cm" svg:height="0.25cm" svg:x="76cm" svg:y="36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6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6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6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37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37.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88" draw:id="id188" draw:layer="layout" svg:width="2.75cm" svg:height="0.25cm" svg:x="76cm" svg:y="38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9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9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9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90" draw:id="id190" draw:layer="layout" svg:width="2.75cm" svg:height="0.25cm" svg:x="76cm" svg:y="39.7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40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87" draw:id="id187" draw:layer="layout" svg:width="2.75cm" svg:height="0.25cm" svg:x="76cm" svg:y="40.2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94" draw:id="id194" draw:layer="layout" svg:width="2.75cm" svg:height="0.25cm" svg:x="76cm" svg:y="38.5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93" draw:id="id193" draw:layer="layout" svg:width="2.75cm" svg:height="0.25cm" svg:x="76cm" svg:y="38.25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92" draw:id="id192" draw:layer="layout" svg:width="2.75cm" svg:height="0.25cm" svg:x="76cm" svg:y="38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" draw:layer="layout" svg:width="4.25cm" svg:height="11.25cm" svg:x="75.25cm" svg:y="52.75cm">
          <text:p text:style-name="P1"><text:span text:style-name="T1">Y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08" draw:id="id208" draw:layer="layout" svg:width="3.75cm" svg:height="0.25cm" svg:x="75.5cm" svg:y="53.2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8" draw:id="id198" draw:layer="layout" svg:width="3.75cm" svg:height="0.25cm" svg:x="75.5cm" svg:y="53.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07" draw:id="id207" draw:layer="layout" svg:width="3.75cm" svg:height="0.25cm" svg:x="75.5cm" svg:y="53.7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55" draw:id="id155" draw:layer="layout" svg:width="3.75cm" svg:height="0.25cm" svg:x="75.5cm" svg:y="54.2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.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.7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3.75cm" svg:height="8.5cm" svg:x="75.5cm" svg:y="55.2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55.75cm">
          <text:p text:style-name="P7"><text:span text:style-name="T3">Y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6.25cm">
          <text:p text:style-name="P16"><text:span text:style-name="T5">y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6.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214" draw:id="id214" draw:layer="layout" svg:width="3.25cm" svg:height="0.25cm" svg:x="75.75cm" svg:y="56.7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87" draw:text-style-name="P19" draw:layer="layout" svg:width="3.25cm" svg:height="6cm" svg:x="75.75cm" svg:y="57.5cm">
          <text:p text:style-name="P1"><text:span text:style-name="T1">y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209" draw:id="id209" draw:layer="layout" svg:width="2.75cm" svg:height="0.75cm" svg:x="76cm" svg:y="58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5" draw:id="id215" draw:layer="layout" svg:width="2.75cm" svg:height="0.25cm" svg:x="76cm" svg:y="58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9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9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9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59.7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4" draw:id="id154" draw:layer="layout" svg:width="3.25cm" svg:height="0.25cm" svg:x="75.75cm" svg:y="57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60.2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6" draw:id="id216" draw:layer="layout" svg:width="2.75cm" svg:height="0.25cm" svg:x="76cm" svg:y="61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61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62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62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3" draw:id="id213" draw:layer="layout" svg:width="2.75cm" svg:height="0.25cm" svg:x="76cm" svg:y="62.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62.7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7" draw:id="id217" draw:layer="layout" svg:width="2.75cm" svg:height="0.25cm" svg:x="76cm" svg:y="63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12" draw:id="id212" draw:layer="layout" svg:width="2.75cm" svg:height="0.25cm" svg:x="76cm" svg:y="61.25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11" draw:id="id211" draw:layer="layout" svg:width="2.75cm" svg:height="0.25cm" svg:x="76cm" svg:y="61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10" draw:id="id210" draw:layer="layout" svg:width="2.75cm" svg:height="0.25cm" svg:x="76cm" svg:y="60.75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44" draw:id="id44" draw:layer="layout" svg:width="3.75cm" svg:height="0.25cm" svg:x="75.5cm" svg:y="30.7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3" draw:id="id153" draw:layer="layout" svg:width="3.25cm" svg:height="0.25cm" svg:x="75.75cm" svg:y="34.2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2" draw:id="id152" draw:layer="layout" svg:width="3.25cm" svg:height="0.25cm" svg:x="75.75cm" svg:y="34cm">
          <text:p text:style-name="P16"><text:span text:style-name="T5">related_y_axis_id</text:span></text:p>
          <draw:enhanced-geometry svg:viewBox="0 0 21600 21600" draw:type="rectangle" draw:enhanced-path="M 0 0 L 21600 0 21600 21600 0 21600 0 0 Z N"/>
        </draw:custom-shape>
        <draw:custom-shape draw:style-name="gr88" draw:text-style-name="P26" draw:layer="layout" svg:width="4.25cm" svg:height="11cm" svg:x="75.25cm" svg:y="41.5cm">
          <text:p text:style-name="P1"><text:span text:style-name="T1">X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7" draw:id="id197" draw:layer="layout" svg:width="3.75cm" svg:height="0.25cm" svg:x="75.5cm" svg:y="42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5" draw:id="id195" draw:layer="layout" svg:width="3.75cm" svg:height="0.25cm" svg:x="75.5cm" svg:y="42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56" draw:id="id156" draw:layer="layout" svg:width="3.75cm" svg:height="0.25cm" svg:x="75.5cm" svg:y="43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3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3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89" draw:text-style-name="P12" draw:layer="layout" svg:width="3.75cm" svg:height="8.25cm" svg:x="75.5cm" svg:y="44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44.5cm">
          <text:p text:style-name="P7"><text:span text:style-name="T3">X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cm">
          <text:p text:style-name="P16"><text:span text:style-name="T5">x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.2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204" draw:id="id204" draw:layer="layout" svg:width="3.25cm" svg:height="0.25cm" svg:x="75.75cm" svg:y="45.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90" draw:text-style-name="P19" draw:layer="layout" svg:width="3.25cm" svg:height="6cm" svg:x="75.75cm" svg:y="46cm">
          <text:p text:style-name="P1"><text:span text:style-name="T1">x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199" draw:id="id199" draw:layer="layout" svg:width="2.75cm" svg:height="0.75cm" svg:x="76cm" svg:y="46.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05" draw:id="id205" draw:layer="layout" svg:width="2.75cm" svg:height="0.25cm" svg:x="76cm" svg:y="47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47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47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48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48.2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6" draw:id="id196" draw:layer="layout" svg:width="3.75cm" svg:height="0.25cm" svg:x="75.5cm" svg:y="42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48.7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8" draw:id="id218" draw:layer="layout" svg:width="2.75cm" svg:height="0.25cm" svg:x="76cm" svg:y="50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0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0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0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03" draw:id="id203" draw:layer="layout" svg:width="2.75cm" svg:height="0.25cm" svg:x="76cm" svg:y="51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51.2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06" draw:id="id206" draw:layer="layout" svg:width="2.75cm" svg:height="0.25cm" svg:x="76cm" svg:y="51.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02" draw:id="id202" draw:layer="layout" svg:width="2.75cm" svg:height="0.25cm" svg:x="76cm" svg:y="49.75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01" draw:id="id201" draw:layer="layout" svg:width="2.75cm" svg:height="0.25cm" svg:x="76cm" svg:y="49.5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00" draw:id="id200" draw:layer="layout" svg:width="2.75cm" svg:height="0.25cm" svg:x="76cm" svg:y="49.25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ustom-shape draw:style-name="gr82" draw:text-style-name="P41" draw:layer="layout" svg:width="3.75cm" svg:height="0.25cm" svg:x="75.5cm" svg:y="52.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" draw:layer="layout" svg:width="4.75cm" svg:height="23.25cm" svg:x="97cm" svg:y="21.25cm">
          <text:p text:style-name="P1"><text:span text:style-name="T1">eZweidim - Z_Axis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128" draw:id="id128" draw:layer="layout" svg:width="4.25cm" svg:height="0.25cm" svg:x="97.25cm" svg:y="24cm">
          <text:p text:style-name="P29"><text:span text:style-name="T13">Row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26" draw:id="id126" draw:layer="layout" svg:width="4.25cm" svg:height="0.25cm" svg:x="97.25cm" svg:y="23.75cm">
          <text:p text:style-name="P29"><text:span text:style-name="T13">Column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20" draw:id="id120" draw:layer="layout" svg:width="4.25cm" svg:height="0.25cm" svg:x="97.25cm" svg:y="21.75cm">
          <text:p text:style-name="P29"><text:span text:style-name="T12">Type == “eZwei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1" draw:id="id121" draw:layer="layout" svg:width="4.25cm" svg:height="0.25cm" svg:x="97.25cm" svg:y="22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2" draw:id="id122" draw:layer="layout" svg:width="4.25cm" svg:height="0.25cm" svg:x="97.25cm" svg:y="22.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3" draw:id="id123" draw:layer="layout" svg:width="4.25cm" svg:height="0.25cm" svg:x="97.25cm" svg:y="22.7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4" draw:id="id124" draw:layer="layout" svg:width="4.25cm" svg:height="0.25cm" svg:x="97.25cm" svg:y="23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5" draw:id="id125" draw:layer="layout" svg:width="4.25cm" svg:height="0.25cm" svg:x="97.25cm" svg:y="23.2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31" draw:id="id131" draw:layer="layout" svg:width="4.25cm" svg:height="0.25cm" svg:x="97.25cm" svg:y="2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30" draw:id="id130" draw:layer="layout" svg:width="4.25cm" svg:height="0.25cm" svg:x="97.25cm" svg:y="24.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layout" svg:width="4.25cm" svg:height="9.25cm" svg:x="97.25cm" svg:y="35cm">
          <text:p text:style-name="P1"><text:span text:style-name="T1">Find or Create</text:span></text:p>
          <text:p text:style-name="P1"><text:span text:style-name="T1">create related_y_axis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160" draw:id="id160" draw:layer="layout" svg:width="3.75cm" svg:height="0.25cm" svg:x="97.5cm" svg:y="36.25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58" draw:id="id158" draw:layer="layout" svg:width="3.75cm" svg:height="0.25cm" svg:x="97.5cm" svg:y="36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2" draw:id="id162" draw:layer="layout" svg:width="3.75cm" svg:height="0.25cm" svg:x="97.5cm" svg:y="36.7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3" draw:id="id163" draw:layer="layout" svg:width="3.75cm" svg:height="0.25cm" svg:x="97.5cm" svg:y="37.2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4" draw:id="id164" draw:layer="layout" svg:width="3.75cm" svg:height="0.25cm" svg:x="97.5cm" svg:y="37.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5" draw:id="id165" draw:layer="layout" svg:width="3.75cm" svg:height="0.25cm" svg:x="97.5cm" svg:y="37.7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7" draw:id="id167" draw:layer="layout" svg:width="3.75cm" svg:height="0.25cm" svg:x="97.5cm" svg:y="38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9" draw:id="id169" draw:layer="layout" svg:width="3.75cm" svg:height="0.25cm" svg:x="97.5cm" svg:y="38.5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71" draw:id="id171" draw:layer="layout" svg:width="3.75cm" svg:height="0.25cm" svg:x="97.5cm" svg:y="39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0" xml:id="id147" draw:id="id147" draw:layer="layout" svg:width="3.75cm" svg:height="0.25cm" svg:x="97.5cm" svg:y="40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8" draw:id="id148" draw:layer="layout" svg:width="3.75cm" svg:height="0.25cm" svg:x="97.5cm" svg:y="39.7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0" draw:id="id140" draw:layer="layout" svg:width="3.75cm" svg:height="0.25cm" svg:x="97.5cm" svg:y="38.2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8" draw:layer="layout" svg:width="4.25cm" svg:height="9.25cm" svg:x="97.25cm" svg:y="25.5cm">
          <text:p text:style-name="P1"><text:span text:style-name="T1">Find Or Create</text:span></text:p>
          <text:p text:style-name="P1"><text:span text:style-name="T1">related_x_axis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133" draw:id="id133" draw:layer="layout" svg:width="3.75cm" svg:height="0.25cm" svg:x="97.5cm" svg:y="26.75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2" draw:id="id132" draw:layer="layout" svg:width="3.75cm" svg:height="0.25cm" svg:x="97.5cm" svg:y="26.5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4" draw:id="id134" draw:layer="layout" svg:width="3.75cm" svg:height="0.25cm" svg:x="97.5cm" svg:y="27.2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5" draw:id="id135" draw:layer="layout" svg:width="3.75cm" svg:height="0.25cm" svg:x="97.5cm" svg:y="27.7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6" draw:id="id136" draw:layer="layout" svg:width="3.75cm" svg:height="0.25cm" svg:x="97.5cm" svg:y="28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7" draw:id="id137" draw:layer="layout" svg:width="3.75cm" svg:height="0.25cm" svg:x="97.5cm" svg:y="28.2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8" draw:id="id138" draw:layer="layout" svg:width="3.75cm" svg:height="0.25cm" svg:x="97.5cm" svg:y="28.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1" draw:id="id141" draw:layer="layout" svg:width="3.75cm" svg:height="0.25cm" svg:x="97.5cm" svg:y="29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2" draw:id="id142" draw:layer="layout" svg:width="3.75cm" svg:height="0.25cm" svg:x="97.5cm" svg:y="29.5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0" xml:id="id146" draw:id="id146" draw:layer="layout" svg:width="3.75cm" svg:height="0.25cm" svg:x="97.5cm" svg:y="30.5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4" draw:id="id144" draw:layer="layout" svg:width="3.75cm" svg:height="0.25cm" svg:x="97.5cm" svg:y="30.2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6" xml:id="id151" draw:id="id151" draw:layer="layout" svg:width="3.75cm" svg:height="3.75cm" svg:x="97.5cm" svg:y="30.75cm">
          <text:p text:style-name="P29"><text:span text:style-name="T10">FindItnNumber()</text:span></text:p>
          <text:p text:style-name="P29"><text:span text:style-name="T12">Find offset between addresses.</text:span></text:p>
          <text:p text:style-name="P29"><text:span text:style-name="T12"/></text:p>
          <text:p text:style-name="P29"><text:span text:style-name="T12">Find number of elements.</text:span></text:p>
          <text:p text:style-name="P29"><text:span text:style-name="T12"/></text:p>
          <text:p text:style-name="P29"><text:span text:style-name="T12">Search Unk_ITNs by</text:span></text:p>
          <text:p text:style-name="P29"><text:span text:style-name="T12">offset</text:span></text:p>
          <text:p text:style-name="P29"><text:span text:style-name="T12"/></text:p>
          <text:p text:style-name="P29"><text:span text:style-name="T12">Verify Itn matches this engine parameter.</text:span></text:p>
          <text:p text:style-name="P29"><text:span text:style-name="T12"/></text:p>
          <text:p text:style-name="P29"><text:span text:style-name="T12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9" draw:id="id139" draw:layer="layout" svg:width="3.75cm" svg:height="0.25cm" svg:x="97.5cm" svg:y="28.7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5.325cm" svg:x1="113.15cm" svg:y1="3.125cm" svg:x2="101.5cm" svg:y2="21.875cm" draw:start-shape="id40" draw:start-glue-point="3" draw:end-shape="id120" draw:end-glue-point="1" svg:d="M113150 3125h-11150v18750h-500" svg:viewBox="0 0 11651 18751">
          <text:p/>
        </draw:connector>
        <draw:connector draw:style-name="gr72" draw:text-style-name="P11" draw:layer="layout" draw:line-skew="-5.075cm" svg:x1="113.15cm" svg:y1="3.875cm" svg:x2="101.5cm" svg:y2="22.125cm" draw:start-shape="id42" draw:start-glue-point="3" draw:end-shape="id121" draw:end-glue-point="1" svg:d="M113150 3875h-10900v18250h-750" svg:viewBox="0 0 11651 18251">
          <text:p/>
        </draw:connector>
        <draw:connector draw:style-name="gr72" draw:text-style-name="P11" draw:layer="layout" draw:line-skew="-5.075cm" svg:x1="113.15cm" svg:y1="3.875cm" svg:x2="101.5cm" svg:y2="22.625cm" draw:start-shape="id42" draw:start-glue-point="3" draw:end-shape="id122" draw:end-glue-point="1" svg:d="M113150 3875h-10900v18750h-750" svg:viewBox="0 0 11651 18751">
          <text:p/>
        </draw:connector>
        <draw:connector draw:style-name="gr72" draw:text-style-name="P11" draw:layer="layout" draw:line-skew="-5.075cm" svg:x1="113.15cm" svg:y1="3.875cm" svg:x2="101.5cm" svg:y2="22.875cm" draw:start-shape="id42" draw:start-glue-point="3" draw:end-shape="id123" draw:end-glue-point="1" svg:d="M113150 3875h-10900v19000h-750" svg:viewBox="0 0 11651 19001">
          <text:p/>
        </draw:connector>
        <draw:connector draw:style-name="gr72" draw:text-style-name="P11" draw:layer="layout" draw:line-skew="-5.075cm" svg:x1="113.15cm" svg:y1="3.875cm" svg:x2="101.5cm" svg:y2="23.125cm" draw:start-shape="id42" draw:start-glue-point="3" draw:end-shape="id124" draw:end-glue-point="1" svg:d="M113150 3875h-10900v19250h-750" svg:viewBox="0 0 11651 19251">
          <text:p/>
        </draw:connector>
        <draw:connector draw:style-name="gr72" draw:text-style-name="P11" draw:layer="layout" draw:line-skew="-4.325cm" svg:x1="113.15cm" svg:y1="4.375cm" svg:x2="101.5cm" svg:y2="23.375cm" draw:start-shape="id48" draw:start-glue-point="3" draw:end-shape="id125" draw:end-glue-point="1" svg:d="M113150 4375h-10150v19000h-1500" svg:viewBox="0 0 11651 19001">
          <text:p/>
        </draw:connector>
        <draw:connector draw:style-name="gr94" draw:text-style-name="P11" draw:layer="layout" draw:line-skew="-4.825cm" svg:x1="113.15cm" svg:y1="5.625cm" svg:x2="101.5cm" svg:y2="23.875cm" draw:start-shape="id36" draw:start-glue-point="3" draw:end-shape="id126" draw:end-glue-point="1" svg:d="M113150 5625h-10650v18250h-1000" svg:viewBox="0 0 11651 18251">
          <text:p/>
        </draw:connector>
        <draw:custom-shape draw:style-name="gr73" draw:text-style-name="P36" xml:id="id127" draw:id="id127" draw:layer="layout" svg:width="2.25cm" svg:height="0.25cm" svg:x="92.5cm" svg:y="21.75cm">
          <text:p text:style-name="P29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97.25cm" svg:y1="21.875cm" svg:x2="94.75cm" svg:y2="21.875cm" draw:start-shape="id120" draw:start-glue-point="3" draw:end-shape="id127" draw:end-glue-point="1" svg:d="M97250 21875h-2500" svg:viewBox="0 0 2501 1">
          <text:p/>
        </draw:connector>
        <draw:connector draw:style-name="gr70" draw:text-style-name="P11" draw:layer="layout" draw:line-skew="-1cm" svg:x1="97.25cm" svg:y1="23.875cm" svg:x2="94.75cm" svg:y2="21.875cm" draw:start-shape="id126" draw:start-glue-point="3" draw:end-shape="id127" draw:end-glue-point="1" svg:d="M97250 23875h-2250v-2000h-250" svg:viewBox="0 0 2501 2001">
          <text:p/>
        </draw:connector>
        <draw:connector draw:style-name="gr70" draw:text-style-name="P11" draw:layer="layout" draw:line-skew="-1cm" svg:x1="97.25cm" svg:y1="24.125cm" svg:x2="94.75cm" svg:y2="21.875cm" draw:start-shape="id128" draw:start-glue-point="3" draw:end-shape="id127" draw:end-glue-point="1" svg:d="M97250 24125h-2250v-2250h-250" svg:viewBox="0 0 2501 2251">
          <text:p/>
        </draw:connector>
        <draw:connector draw:style-name="gr94" draw:text-style-name="P11" draw:layer="layout" draw:line-skew="-5.375cm" svg:x1="92.5cm" svg:y1="21.875cm" svg:x2="79.25cm" svg:y2="31.875cm" draw:start-shape="id127" draw:start-glue-point="3" draw:end-shape="id129" draw:end-glue-point="1" svg:d="M92500 21875h-12000v10000h-1250" svg:viewBox="0 0 13251 10001">
          <text:p/>
        </draw:connector>
        <draw:connector draw:style-name="gr94" draw:text-style-name="P11" draw:layer="layout" draw:line-skew="-4.575cm" svg:x1="113.15cm" svg:y1="5.875cm" svg:x2="101.5cm" svg:y2="24.125cm" draw:start-shape="id38" draw:start-glue-point="3" draw:end-shape="id128" draw:end-glue-point="1" svg:d="M113150 5875h-10400v18250h-1250" svg:viewBox="0 0 11651 18251">
          <text:p/>
        </draw:connector>
        <draw:connector draw:style-name="gr94" draw:text-style-name="P11" draw:layer="layout" draw:line-skew="-3.825cm" svg:x1="113.15cm" svg:y1="7.625cm" svg:x2="101.5cm" svg:y2="24.625cm" draw:start-shape="id59" draw:start-glue-point="3" draw:end-shape="id130" draw:end-glue-point="1" svg:d="M113150 7625h-9650v17000h-2000" svg:viewBox="0 0 11651 17001">
          <text:p/>
        </draw:connector>
        <draw:connector draw:style-name="gr94" draw:text-style-name="P11" draw:layer="layout" draw:line-skew="-4.075cm" svg:x1="113.15cm" svg:y1="7.875cm" svg:x2="101.5cm" svg:y2="25.125cm" draw:start-shape="id50" draw:start-glue-point="3" draw:end-shape="id131" draw:end-glue-point="1" svg:d="M113150 7875h-9900v17250h-1750" svg:viewBox="0 0 11651 17251">
          <text:p/>
        </draw:connector>
        <draw:connector draw:style-name="gr95" draw:text-style-name="P11" draw:layer="layout" draw:line-skew="-3.45cm" svg:x1="113.15cm" svg:y1="8.875cm" svg:x2="101.25cm" svg:y2="26.625cm" draw:start-shape="id86" draw:start-glue-point="3" draw:end-shape="id132" draw:end-glue-point="1" svg:d="M113150 8875h-9400v17750h-2500" svg:viewBox="0 0 11901 17751">
          <text:p/>
        </draw:connector>
        <draw:connector draw:style-name="gr95" draw:text-style-name="P11" draw:layer="layout" draw:line-skew="-3.2cm" svg:x1="113.15cm" svg:y1="9.125cm" svg:x2="101.25cm" svg:y2="26.875cm" draw:start-shape="id84" draw:start-glue-point="3" draw:end-shape="id133" draw:end-glue-point="1" svg:d="M113150 9125h-9150v17750h-2750" svg:viewBox="0 0 11901 17751">
          <text:p/>
        </draw:connector>
        <draw:connector draw:style-name="gr95" draw:text-style-name="P11" draw:layer="layout" draw:line-skew="-2.95cm" svg:x1="113.15cm" svg:y1="11.875cm" svg:x2="101.25cm" svg:y2="27.375cm" draw:start-shape="id88" draw:start-glue-point="3" draw:end-shape="id134" draw:end-glue-point="1" svg:d="M113150 11875h-8900v15500h-3000" svg:viewBox="0 0 11901 15501">
          <text:p/>
        </draw:connector>
        <draw:connector draw:style-name="gr95" draw:text-style-name="P11" draw:layer="layout" draw:line-skew="-2.95cm" svg:x1="113.15cm" svg:y1="11.875cm" svg:x2="101.25cm" svg:y2="27.875cm" draw:start-shape="id88" draw:start-glue-point="3" draw:end-shape="id135" draw:end-glue-point="1" svg:d="M113150 11875h-8900v16000h-3000" svg:viewBox="0 0 11901 16001">
          <text:p/>
        </draw:connector>
        <draw:connector draw:style-name="gr95" draw:text-style-name="P11" draw:layer="layout" draw:line-skew="-2.95cm" svg:x1="113.15cm" svg:y1="11.875cm" svg:x2="101.25cm" svg:y2="28.125cm" draw:start-shape="id88" draw:start-glue-point="3" draw:end-shape="id136" draw:end-glue-point="1" svg:d="M113150 11875h-8900v16250h-3000" svg:viewBox="0 0 11901 16251">
          <text:p/>
        </draw:connector>
        <draw:connector draw:style-name="gr95" draw:text-style-name="P11" draw:layer="layout" draw:line-skew="-2.95cm" svg:x1="113.15cm" svg:y1="11.875cm" svg:x2="101.25cm" svg:y2="28.375cm" draw:start-shape="id88" draw:start-glue-point="3" draw:end-shape="id137" draw:end-glue-point="1" svg:d="M113150 11875h-8900v16500h-3000" svg:viewBox="0 0 11901 16501">
          <text:p/>
        </draw:connector>
        <draw:connector draw:style-name="gr95" draw:text-style-name="P11" draw:layer="layout" draw:line-skew="-2.7cm" svg:x1="113.15cm" svg:y1="10.625cm" svg:x2="101.25cm" svg:y2="28.625cm" draw:start-shape="id93" draw:start-glue-point="3" draw:end-shape="id138" draw:end-glue-point="1" svg:d="M113150 10625h-8650v18000h-3250" svg:viewBox="0 0 11901 18001">
          <text:p/>
        </draw:connector>
        <draw:connector draw:style-name="gr94" draw:text-style-name="P11" draw:layer="layout" draw:line-skew="-4.7cm" svg:x1="113.15cm" svg:y1="5.625cm" svg:x2="101.25cm" svg:y2="28.875cm" draw:start-shape="id36" draw:start-glue-point="3" draw:end-shape="id139" draw:end-glue-point="1" svg:d="M113150 5625h-10650v23250h-1250" svg:viewBox="0 0 11901 23251">
          <text:p/>
        </draw:connector>
        <draw:connector draw:style-name="gr94" draw:text-style-name="P11" draw:layer="layout" draw:line-skew="-4.45cm" svg:x1="113.15cm" svg:y1="5.875cm" svg:x2="101.25cm" svg:y2="38.375cm" draw:start-shape="id38" draw:start-glue-point="3" draw:end-shape="id140" draw:end-glue-point="1" svg:d="M113150 5875h-10400v32500h-1500" svg:viewBox="0 0 11901 32501">
          <text:p/>
        </draw:connector>
        <draw:connector draw:style-name="gr95" draw:text-style-name="P11" draw:layer="layout" draw:line-skew="-2.45cm" svg:x1="113.15cm" svg:y1="9.375cm" svg:x2="101.25cm" svg:y2="29.125cm" draw:start-shape="id96" draw:start-glue-point="3" draw:end-shape="id141" draw:end-glue-point="1" svg:d="M113150 9375h-8400v19750h-3500" svg:viewBox="0 0 11901 19751">
          <text:p/>
        </draw:connector>
        <draw:connector draw:style-name="gr95" draw:text-style-name="P11" draw:layer="layout" draw:line-skew="-2.2cm" svg:x1="113.15cm" svg:y1="9.625cm" svg:x2="101.25cm" svg:y2="29.625cm" draw:start-shape="id98" draw:start-glue-point="3" draw:end-shape="id142" draw:end-glue-point="1" svg:d="M113150 9625h-8150v20000h-3750" svg:viewBox="0 0 11901 20001">
          <text:p/>
        </draw:connector>
        <draw:custom-shape draw:style-name="gr96" draw:text-style-name="P42" xml:id="id143" draw:id="id143" draw:layer="layout" svg:width="3.75cm" svg:height="0.25cm" svg:x="97.5cm" svg:y="30cm">
          <text:p text:style-name="P7"><text:span text:style-name="T4">z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6" xml:id="id150" draw:id="id150" draw:layer="layout" svg:width="3.75cm" svg:height="3.75cm" svg:x="97.5cm" svg:y="40.25cm">
          <text:p text:style-name="P29"><text:span text:style-name="T10">FindItnNumber()</text:span></text:p>
          <text:p text:style-name="P29"><text:span text:style-name="T12">Find offset between addresses.</text:span></text:p>
          <text:p text:style-name="P29"><text:span text:style-name="T12"/></text:p>
          <text:p text:style-name="P29"><text:span text:style-name="T12">Find number of elements.</text:span></text:p>
          <text:p text:style-name="P29"><text:span text:style-name="T12"/></text:p>
          <text:p text:style-name="P29"><text:span text:style-name="T12">Search Unk_ITNs by</text:span></text:p>
          <text:p text:style-name="P29"><text:span text:style-name="T12">offset</text:span></text:p>
          <text:p text:style-name="P29"><text:span text:style-name="T12"/></text:p>
          <text:p text:style-name="P29"><text:span text:style-name="T12">Verify Itn matches this engine parameter.</text:span></text:p>
          <text:p text:style-name="P29"><text:span text:style-name="T12"/></text:p>
          <text:p text:style-name="P29"><text:span text:style-name="T12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2" xml:id="id149" draw:id="id149" draw:layer="layout" svg:width="3.75cm" svg:height="0.25cm" svg:x="97.5cm" svg:y="39.5cm">
          <text:p text:style-name="P7"><text:span text:style-name="T4">z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11" draw:layer="layout" draw:line-skew="-1.95cm" svg:x1="113.15cm" svg:y1="8.375cm" svg:x2="101.25cm" svg:y2="30.125cm" draw:start-shape="id100" draw:start-glue-point="3" draw:end-shape="id143" draw:end-glue-point="1" svg:d="M113150 8375h-7900v21750h-4000" svg:viewBox="0 0 11901 21751">
          <text:p/>
        </draw:connector>
        <draw:connector draw:style-name="gr95" draw:text-style-name="P11" draw:layer="layout" draw:line-skew="-1.7cm" svg:x1="113.15cm" svg:y1="11.625cm" svg:x2="101.25cm" svg:y2="30.375cm" draw:start-shape="id102" draw:start-glue-point="3" draw:end-shape="id144" draw:end-glue-point="1" svg:d="M113150 11625h-7650v18750h-4250" svg:viewBox="0 0 11901 18751">
          <text:p/>
        </draw:connector>
        <draw:connector draw:style-name="gr94" draw:text-style-name="P11" draw:layer="layout" draw:line-skew="-1.45cm" svg:x1="113.15cm" svg:y1="15.625cm" svg:x2="101.25cm" svg:y2="30.625cm" draw:start-shape="id145" draw:start-glue-point="3" draw:end-shape="id146" draw:end-glue-point="1" svg:d="M113150 15625h-7400v15000h-4500" svg:viewBox="0 0 11901 15001">
          <text:p/>
        </draw:connector>
        <draw:connector draw:style-name="gr94" draw:text-style-name="P11" draw:layer="layout" draw:line-skew="-1.45cm" svg:x1="113.15cm" svg:y1="15.625cm" svg:x2="101.25cm" svg:y2="40.125cm" draw:start-shape="id145" draw:start-glue-point="3" draw:end-shape="id147" draw:end-glue-point="1" svg:d="M113150 15625h-7400v24500h-4500" svg:viewBox="0 0 11901 24501">
          <text:p/>
        </draw:connector>
        <draw:connector draw:style-name="gr95" draw:text-style-name="P11" draw:layer="layout" draw:line-skew="-1.7cm" svg:x1="113.15cm" svg:y1="11.625cm" svg:x2="101.25cm" svg:y2="39.875cm" draw:start-shape="id102" draw:start-glue-point="3" draw:end-shape="id148" draw:end-glue-point="1" svg:d="M113150 11625h-7650v28250h-4250" svg:viewBox="0 0 11901 28251">
          <text:p/>
        </draw:connector>
        <draw:connector draw:style-name="gr94" draw:text-style-name="P11" draw:layer="layout" draw:line-skew="-1.95cm" svg:x1="113.15cm" svg:y1="8.375cm" svg:x2="101.25cm" svg:y2="39.625cm" draw:start-shape="id100" draw:start-glue-point="3" draw:end-shape="id149" draw:end-glue-point="1" svg:d="M113150 8375h-7900v31250h-4000" svg:viewBox="0 0 11901 31251">
          <text:p/>
        </draw:connector>
        <draw:connector draw:style-name="gr97" draw:text-style-name="P11" draw:layer="layout" draw:line-skew="-0.249cm -2.625cm" svg:x1="97.5cm" svg:y1="42.125cm" svg:x2="99.375cm" svg:y2="34.5cm" draw:start-shape="id150" draw:start-glue-point="3" draw:end-shape="id151" draw:end-glue-point="2" svg:d="M97500 42125h-750v-7375h2625v-250" svg:viewBox="0 0 2626 7626">
          <text:p/>
        </draw:connector>
        <draw:connector draw:style-name="gr98" draw:text-style-name="P11" draw:layer="layout" draw:line-skew="-3.5cm" svg:x1="97.5cm" svg:y1="32.625cm" svg:x2="79cm" svg:y2="34.125cm" draw:start-shape="id151" draw:start-glue-point="3" draw:end-shape="id152" draw:end-glue-point="1" svg:d="M97500 32625h-12750v1500h-5750" svg:viewBox="0 0 18501 1501">
          <text:p/>
        </draw:connector>
        <draw:connector draw:style-name="gr98" draw:text-style-name="P11" draw:layer="layout" draw:line-skew="-3.5cm" svg:x1="97.5cm" svg:y1="32.625cm" svg:x2="79cm" svg:y2="34.375cm" draw:start-shape="id151" draw:end-shape="id153" draw:end-glue-point="1" svg:d="M97500 32625h-12750v1750h-5750" svg:viewBox="0 0 18501 1751">
          <text:p/>
        </draw:connector>
        <draw:connector draw:style-name="gr99" draw:text-style-name="P11" draw:layer="layout" draw:line-skew="-3.5cm" svg:x1="97.5cm" svg:y1="32.625cm" svg:x2="79cm" svg:y2="57.125cm" draw:start-shape="id151" draw:start-glue-point="3" draw:end-shape="id154" draw:end-glue-point="1" svg:d="M97500 32625h-12750v24500h-5750" svg:viewBox="0 0 18501 24501">
          <text:p/>
        </draw:connector>
        <draw:connector draw:style-name="gr99" draw:text-style-name="P11" draw:layer="layout" draw:line-skew="-3.625cm" svg:x1="97.5cm" svg:y1="32.625cm" svg:x2="79.25cm" svg:y2="54.375cm" draw:start-shape="id151" draw:start-glue-point="3" draw:end-shape="id155" draw:end-glue-point="1" svg:d="M97500 32625h-12750v21750h-5500" svg:viewBox="0 0 18251 21751">
          <text:p/>
        </draw:connector>
        <draw:connector draw:style-name="gr98" draw:text-style-name="P11" draw:layer="layout" draw:line-skew="-3.625cm" svg:x1="97.5cm" svg:y1="32.625cm" svg:x2="79.25cm" svg:y2="43.125cm" draw:start-shape="id151" draw:start-glue-point="3" draw:end-shape="id156" draw:end-glue-point="1" svg:d="M97500 32625h-12750v10500h-5500" svg:viewBox="0 0 18251 10501">
          <text:p/>
        </draw:connector>
        <draw:custom-shape draw:style-name="gr82" draw:text-style-name="P41" draw:layer="layout" svg:width="3.75cm" svg:height="0.25cm" svg:x="75.5cm" svg:y="18.75cm">
          <text:p/>
          <draw:enhanced-geometry svg:viewBox="0 0 21600 21600" draw:type="rectangle" draw:enhanced-path="M 0 0 L 21600 0 21600 21600 0 21600 0 0 Z N"/>
        </draw:custom-shape>
        <draw:connector draw:style-name="gr94" draw:text-style-name="P11" draw:layer="layout" draw:line-skew="-1.2cm" svg:x1="113.15cm" svg:y1="12.875cm" svg:x2="101.25cm" svg:y2="36.125cm" draw:start-shape="id157" draw:start-glue-point="3" draw:end-shape="id158" draw:end-glue-point="1" svg:d="M113150 12875h-7150v23250h-4750" svg:viewBox="0 0 11901 23251">
          <text:p/>
        </draw:connector>
        <draw:connector draw:style-name="gr94" draw:text-style-name="P11" draw:layer="layout" draw:line-skew="-0.95cm" svg:x1="113.15cm" svg:y1="13.125cm" svg:x2="101.25cm" svg:y2="36.375cm" draw:start-shape="id159" draw:start-glue-point="3" draw:end-shape="id160" draw:end-glue-point="1" svg:d="M113150 13125h-6900v23250h-5000" svg:viewBox="0 0 11901 23251">
          <text:p/>
        </draw:connector>
        <draw:connector draw:style-name="gr94" draw:text-style-name="P11" draw:layer="layout" draw:line-skew="-0.7cm" svg:x1="113.15cm" svg:y1="15.875cm" svg:x2="101.25cm" svg:y2="36.875cm" draw:start-shape="id161" draw:start-glue-point="3" draw:end-shape="id162" draw:end-glue-point="1" svg:d="M113150 15875h-6650v21000h-5250" svg:viewBox="0 0 11901 21001">
          <text:p/>
        </draw:connector>
        <draw:connector draw:style-name="gr94" draw:text-style-name="P11" draw:layer="layout" draw:line-skew="-0.7cm" svg:x1="113.15cm" svg:y1="15.875cm" svg:x2="101.25cm" svg:y2="37.375cm" draw:start-shape="id161" draw:start-glue-point="3" draw:end-shape="id163" draw:end-glue-point="1" svg:d="M113150 15875h-6650v21500h-5250" svg:viewBox="0 0 11901 21501">
          <text:p/>
        </draw:connector>
        <draw:connector draw:style-name="gr94" draw:text-style-name="P11" draw:layer="layout" draw:line-skew="-0.7cm" svg:x1="113.15cm" svg:y1="15.875cm" svg:x2="101.25cm" svg:y2="37.625cm" draw:start-shape="id161" draw:start-glue-point="3" draw:end-shape="id164" draw:end-glue-point="1" svg:d="M113150 15875h-6650v21750h-5250" svg:viewBox="0 0 11901 21751">
          <text:p/>
        </draw:connector>
        <draw:connector draw:style-name="gr94" draw:text-style-name="P11" draw:layer="layout" draw:line-skew="-0.7cm" svg:x1="113.15cm" svg:y1="15.875cm" svg:x2="101.25cm" svg:y2="37.875cm" draw:start-shape="id161" draw:start-glue-point="3" draw:end-shape="id165" draw:end-glue-point="1" svg:d="M113150 15875h-6650v22000h-5250" svg:viewBox="0 0 11901 22001">
          <text:p/>
        </draw:connector>
        <draw:connector draw:style-name="gr94" draw:text-style-name="P11" draw:layer="layout" draw:line-skew="-0.45cm" svg:x1="113.15cm" svg:y1="14.625cm" svg:x2="101.25cm" svg:y2="38.125cm" draw:start-shape="id166" draw:start-glue-point="3" draw:end-shape="id167" draw:end-glue-point="1" svg:d="M113150 14625h-6400v23500h-5500" svg:viewBox="0 0 11901 23501">
          <text:p/>
        </draw:connector>
        <draw:connector draw:style-name="gr94" draw:text-style-name="P11" draw:layer="layout" draw:line-skew="-0.2cm" svg:x1="113.15cm" svg:y1="13.375cm" svg:x2="101.25cm" svg:y2="38.625cm" draw:start-shape="id168" draw:start-glue-point="3" draw:end-shape="id169" draw:end-glue-point="1" svg:d="M113150 13375h-6150v25250h-5750" svg:viewBox="0 0 11901 25251">
          <text:p/>
        </draw:connector>
        <draw:connector draw:style-name="gr94" draw:text-style-name="P11" draw:layer="layout" draw:line-skew="0.05cm" svg:x1="113.15cm" svg:y1="13.625cm" svg:x2="101.25cm" svg:y2="39.125cm" draw:start-shape="id170" draw:start-glue-point="3" draw:end-shape="id171" draw:end-glue-point="1" svg:d="M113150 13625h-5900v25500h-6000" svg:viewBox="0 0 11901 25501">
          <text:p/>
        </draw:connector>
        <draw:custom-shape draw:style-name="gr100" draw:text-style-name="P3" draw:layer="layout" svg:width="4.75cm" svg:height="6cm" svg:x="97cm" svg:y="44.75cm">
          <text:p text:style-name="P1"><text:span text:style-name="T1">eZweidim - Table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175" draw:id="id175" draw:layer="layout" svg:width="4.25cm" svg:height="0.25cm" svg:x="97.25cm" svg:y="47.5cm">
          <text:p text:style-name="P29"><text:span text:style-name="T13">Row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4" draw:id="id174" draw:layer="layout" svg:width="4.25cm" svg:height="0.25cm" svg:x="97.25cm" svg:y="47.25cm">
          <text:p text:style-name="P29"><text:span text:style-name="T13">Column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2" draw:id="id172" draw:layer="layout" svg:width="4.25cm" svg:height="0.25cm" svg:x="97.25cm" svg:y="45.25cm">
          <text:p text:style-name="P29"><text:span text:style-name="T12">Type == “eZwei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79" draw:id="id179" draw:layer="layout" svg:width="4.25cm" svg:height="0.25cm" svg:x="97.25cm" svg:y="45.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0" draw:id="id180" draw:layer="layout" svg:width="4.25cm" svg:height="0.25cm" svg:x="97.25cm" svg:y="46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1" draw:id="id181" draw:layer="layout" svg:width="4.25cm" svg:height="0.25cm" svg:x="97.25cm" svg:y="46.2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2" draw:id="id182" draw:layer="layout" svg:width="4.25cm" svg:height="0.25cm" svg:x="97.25cm" svg:y="46.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3" draw:id="id183" draw:layer="layout" svg:width="4.25cm" svg:height="0.25cm" svg:x="97.25cm" svg:y="46.7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5" draw:id="id185" draw:layer="layout" svg:width="4.25cm" svg:height="0.25cm" svg:x="97.25cm" svg:y="49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4" draw:id="id184" draw:layer="layout" svg:width="4.25cm" svg:height="0.25cm" svg:x="97.25cm" svg:y="48.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6" draw:id="id176" draw:layer="layout" svg:width="4.25cm" svg:height="0.25cm" svg:x="97.25cm" svg:y="47.75cm">
          <text:p text:style-name="P29"><text:span text:style-name="T13">X axis id == “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7" draw:id="id177" draw:layer="layout" svg:width="4.25cm" svg:height="0.25cm" svg:x="97.25cm" svg:y="48cm">
          <text:p text:style-name="P29"><text:span text:style-name="T13">Y axis id == “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6" xml:id="id173" draw:id="id173" draw:layer="layout" svg:width="2.25cm" svg:height="0.25cm" svg:x="92.5cm" svg:y="45.25cm">
          <text:p text:style-name="P29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11" draw:layer="layout" svg:x1="97.25cm" svg:y1="45.375cm" svg:x2="94.75cm" svg:y2="45.375cm" draw:start-shape="id172" draw:start-glue-point="3" draw:end-shape="id173" draw:end-glue-point="1" svg:d="M97250 45375h-2500" svg:viewBox="0 0 2501 1">
          <text:p/>
        </draw:connector>
        <draw:connector draw:style-name="gr94" draw:text-style-name="P11" draw:layer="layout" draw:line-skew="-1cm" svg:x1="97.25cm" svg:y1="47.375cm" svg:x2="94.75cm" svg:y2="45.375cm" draw:start-shape="id174" draw:start-glue-point="3" draw:end-shape="id173" draw:end-glue-point="1" svg:d="M97250 47375h-2250v-2000h-250" svg:viewBox="0 0 2501 2001">
          <text:p/>
        </draw:connector>
        <draw:connector draw:style-name="gr94" draw:text-style-name="P11" draw:layer="layout" draw:line-skew="-1cm" svg:x1="97.25cm" svg:y1="47.625cm" svg:x2="94.75cm" svg:y2="45.375cm" draw:start-shape="id175" draw:start-glue-point="3" draw:end-shape="id173" draw:end-glue-point="1" svg:d="M97250 47625h-2250v-2250h-250" svg:viewBox="0 0 2501 2251">
          <text:p/>
        </draw:connector>
        <draw:connector draw:style-name="gr94" draw:text-style-name="P11" draw:layer="layout" draw:line-skew="-1cm" svg:x1="97.25cm" svg:y1="47.875cm" svg:x2="94.75cm" svg:y2="45.375cm" draw:start-shape="id176" draw:start-glue-point="3" draw:end-shape="id173" draw:end-glue-point="1" svg:d="M97250 47875h-2250v-2500h-250" svg:viewBox="0 0 2501 2501">
          <text:p/>
        </draw:connector>
        <draw:connector draw:style-name="gr94" draw:text-style-name="P11" draw:layer="layout" draw:line-skew="-1cm" svg:x1="97.25cm" svg:y1="48.125cm" svg:x2="94.75cm" svg:y2="45.375cm" draw:start-shape="id177" draw:start-glue-point="3" draw:end-shape="id173" draw:end-glue-point="1" svg:d="M97250 48125h-2250v-2750h-250" svg:viewBox="0 0 2501 2751">
          <text:p/>
        </draw:connector>
        <draw:connector draw:style-name="gr94" draw:text-style-name="P11" draw:layer="layout" draw:line-skew="-5.375cm" svg:x1="92.5cm" svg:y1="45.375cm" svg:x2="79.25cm" svg:y2="65.875cm" draw:start-shape="id173" draw:start-glue-point="3" draw:end-shape="id178" draw:end-glue-point="1" svg:d="M92500 45375h-12000v20500h-1250" svg:viewBox="0 0 13251 20501">
          <text:p/>
        </draw:connector>
        <draw:connector draw:style-name="gr94" draw:text-style-name="P11" draw:layer="layout" draw:line-skew="-5.325cm" svg:x1="113.15cm" svg:y1="3.125cm" svg:x2="101.5cm" svg:y2="45.375cm" draw:start-shape="id40" draw:start-glue-point="3" draw:end-shape="id172" draw:end-glue-point="1" svg:d="M113150 3125h-11150v42250h-500" svg:viewBox="0 0 11651 42251">
          <text:p/>
        </draw:connector>
        <draw:connector draw:style-name="gr94" draw:text-style-name="P11" draw:layer="layout" draw:line-skew="-5.075cm" svg:x1="113.15cm" svg:y1="3.875cm" svg:x2="101.5cm" svg:y2="45.625cm" draw:start-shape="id42" draw:start-glue-point="3" draw:end-shape="id179" draw:end-glue-point="1" svg:d="M113150 3875h-10900v41750h-750" svg:viewBox="0 0 11651 41751">
          <text:p/>
        </draw:connector>
        <draw:connector draw:style-name="gr94" draw:text-style-name="P11" draw:layer="layout" draw:line-skew="-5.075cm" svg:x1="113.15cm" svg:y1="3.875cm" svg:x2="101.5cm" svg:y2="46.125cm" draw:start-shape="id42" draw:start-glue-point="3" draw:end-shape="id180" draw:end-glue-point="1" svg:d="M113150 3875h-10900v42250h-750" svg:viewBox="0 0 11651 42251">
          <text:p/>
        </draw:connector>
        <draw:connector draw:style-name="gr94" draw:text-style-name="P11" draw:layer="layout" draw:line-skew="-5.075cm" svg:x1="113.15cm" svg:y1="3.875cm" svg:x2="101.5cm" svg:y2="46.375cm" draw:start-shape="id42" draw:start-glue-point="3" draw:end-shape="id181" draw:end-glue-point="1" svg:d="M113150 3875h-10900v42500h-750" svg:viewBox="0 0 11651 42501">
          <text:p/>
        </draw:connector>
        <draw:connector draw:style-name="gr94" draw:text-style-name="P11" draw:layer="layout" draw:line-skew="-5.075cm" svg:x1="113.15cm" svg:y1="3.875cm" svg:x2="101.5cm" svg:y2="46.625cm" draw:start-shape="id42" draw:start-glue-point="3" draw:end-shape="id182" draw:end-glue-point="1" svg:d="M113150 3875h-10900v42750h-750" svg:viewBox="0 0 11651 42751">
          <text:p/>
        </draw:connector>
        <draw:connector draw:style-name="gr94" draw:text-style-name="P11" draw:layer="layout" draw:line-skew="-5.075cm" svg:x1="113.15cm" svg:y1="3.875cm" svg:x2="101.5cm" svg:y2="46.875cm" draw:start-shape="id42" draw:start-glue-point="3" draw:end-shape="id183" draw:end-glue-point="1" svg:d="M113150 3875h-10900v43000h-750" svg:viewBox="0 0 11651 43001">
          <text:p/>
        </draw:connector>
        <draw:connector draw:style-name="gr94" draw:text-style-name="P11" draw:layer="layout" draw:line-skew="-4.825cm" svg:x1="113.15cm" svg:y1="5.625cm" svg:x2="101.5cm" svg:y2="47.375cm" draw:start-shape="id36" draw:start-glue-point="3" draw:end-shape="id174" draw:end-glue-point="1" svg:d="M113150 5625h-10650v41750h-1000" svg:viewBox="0 0 11651 41751">
          <text:p/>
        </draw:connector>
        <draw:connector draw:style-name="gr94" draw:text-style-name="P11" draw:layer="layout" draw:line-skew="-4.575cm" svg:x1="113.15cm" svg:y1="5.875cm" svg:x2="101.5cm" svg:y2="47.625cm" draw:start-shape="id38" draw:start-glue-point="3" draw:end-shape="id175" draw:end-glue-point="1" svg:d="M113150 5875h-10400v41750h-1250" svg:viewBox="0 0 11651 41751">
          <text:p/>
        </draw:connector>
        <draw:connector draw:style-name="gr95" draw:text-style-name="P11" draw:layer="layout" draw:line-skew="-3.325cm" svg:x1="113.15cm" svg:y1="9.125cm" svg:x2="101.5cm" svg:y2="47.875cm" draw:start-shape="id84" draw:start-glue-point="3" draw:end-shape="id176" draw:end-glue-point="1" svg:d="M113150 9125h-9150v38750h-2500" svg:viewBox="0 0 11651 38751">
          <text:p/>
        </draw:connector>
        <draw:connector draw:style-name="gr94" draw:text-style-name="P11" draw:layer="layout" draw:line-skew="-1.075cm" svg:x1="113.15cm" svg:y1="13.125cm" svg:x2="101.5cm" svg:y2="48.125cm" draw:start-shape="id159" draw:start-glue-point="3" draw:end-shape="id177" draw:end-glue-point="1" svg:d="M113150 13125h-6900v35000h-4750" svg:viewBox="0 0 11651 35001">
          <text:p/>
        </draw:connector>
        <draw:connector draw:style-name="gr94" draw:text-style-name="P11" draw:layer="layout" draw:line-skew="-3.825cm" svg:x1="113.15cm" svg:y1="7.625cm" svg:x2="101.5cm" svg:y2="48.625cm" draw:start-shape="id59" draw:start-glue-point="3" draw:end-shape="id184" draw:end-glue-point="1" svg:d="M113150 7625h-9650v41000h-2000" svg:viewBox="0 0 11651 41001">
          <text:p/>
        </draw:connector>
        <draw:connector draw:style-name="gr94" draw:text-style-name="P11" draw:layer="layout" draw:line-skew="-4.075cm" svg:x1="113.15cm" svg:y1="7.875cm" svg:x2="101.5cm" svg:y2="49.125cm" draw:start-shape="id50" draw:start-glue-point="3" draw:end-shape="id185" draw:end-glue-point="1" svg:d="M113150 7875h-9900v41250h-1750" svg:viewBox="0 0 11651 41251">
          <text:p/>
        </draw:connector>
        <draw:custom-shape draw:style-name="gr65" draw:text-style-name="P35" draw:layer="layout" svg:width="2.4cm" svg:height="0.25cm" svg:x="108.777cm" svg:y="5.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2.4cm" svg:height="0.25cm" svg:x="108.777cm" svg:y="8.2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3" draw:layer="layout" svg:width="2.4cm" svg:height="0.25cm" svg:x="108.777cm" svg:y="7.75cm">
          <text:p text:style-name="P34"><text:span text:style-name="T14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3" draw:layer="layout" svg:width="2.4cm" svg:height="0.25cm" svg:x="108.777cm" svg:y="9.5cm">
          <text:p text:style-name="P34"><text:span text:style-name="T14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4" draw:layer="layout" svg:width="2.4cm" svg:height="0.25cm" svg:x="108.777cm" svg:y="13.5cm">
          <text:p text:style-name="P34"><text:span text:style-name="T14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2.4cm" svg:height="0.25cm" svg:x="108.777cm" svg:y="11.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2.4cm" svg:height="0.25cm" svg:x="108.777cm" svg:y="15.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11" draw:layer="layout" draw:line-skew="-4.575cm" svg:x1="113.15cm" svg:y1="5.875cm" svg:x2="101.5cm" svg:y2="48.375cm" draw:start-shape="id38" draw:start-glue-point="3" draw:end-shape="id186" draw:end-glue-point="1" svg:d="M113150 5875h-10400v42500h-1250" svg:viewBox="0 0 11651 42501">
          <text:p/>
        </draw:connector>
        <draw:custom-shape draw:style-name="gr65" draw:text-style-name="P35" draw:layer="layout" svg:width="2.4cm" svg:height="0.25cm" svg:x="108.777cm" svg:y="5.7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11" draw:layer="layout" draw:line-skew="-2cm" svg:x1="97.25cm" svg:y1="25.125cm" svg:x2="78.75cm" svg:y2="40.375cm" draw:start-shape="id131" draw:start-glue-point="3" draw:end-shape="id187" draw:end-glue-point="1" svg:d="M97250 25125h-11250v15250h-7250" svg:viewBox="0 0 18501 15251">
          <text:p/>
        </draw:connector>
        <draw:connector draw:style-name="gr103" draw:text-style-name="P11" draw:layer="layout" draw:line-skew="-2.75cm" svg:x1="97.25cm" svg:y1="24.625cm" svg:x2="78.75cm" svg:y2="38.875cm" draw:start-shape="id130" draw:start-glue-point="3" draw:end-shape="id188" draw:end-glue-point="1" svg:d="M97250 24625h-12000v14250h-6500" svg:viewBox="0 0 18501 14251">
          <text:p/>
        </draw:connector>
        <draw:connector draw:style-name="gr103" draw:text-style-name="P11" draw:layer="layout" draw:line-skew="-2.75cm" svg:x1="97.25cm" svg:y1="24.625cm" svg:x2="78.75cm" svg:y2="36.125cm" draw:start-shape="id130" draw:start-glue-point="3" draw:end-shape="id189" draw:end-glue-point="1" svg:d="M97250 24625h-12000v11500h-6500" svg:viewBox="0 0 18501 11501">
          <text:p/>
        </draw:connector>
        <draw:connector draw:style-name="gr103" draw:text-style-name="P11" draw:layer="layout" draw:line-skew="-2.5cm" svg:x1="97.25cm" svg:y1="23.375cm" svg:x2="78.75cm" svg:y2="39.875cm" draw:start-shape="id125" draw:start-glue-point="3" draw:end-shape="id190" draw:end-glue-point="1" svg:d="M97250 23375h-11750v16500h-6750" svg:viewBox="0 0 18501 16501">
          <text:p/>
        </draw:connector>
        <draw:connector draw:style-name="gr103" draw:text-style-name="P11" draw:layer="layout" draw:line-skew="-3cm" svg:x1="97.25cm" svg:y1="22.125cm" svg:x2="78.75cm" svg:y2="35.625cm" draw:start-shape="id121" draw:start-glue-point="3" draw:end-shape="id191" draw:end-glue-point="1" svg:d="M97250 22125h-12250v13500h-6250" svg:viewBox="0 0 18501 13501">
          <text:p/>
        </draw:connector>
        <draw:connector draw:style-name="gr103" draw:text-style-name="P11" draw:layer="layout" draw:line-skew="-2.25cm" svg:x1="97.25cm" svg:y1="22.625cm" svg:x2="78.75cm" svg:y2="38.125cm" draw:start-shape="id122" draw:start-glue-point="3" draw:end-shape="id192" draw:end-glue-point="1" svg:d="M97250 22625h-11500v15500h-7000" svg:viewBox="0 0 18501 15501">
          <text:p/>
        </draw:connector>
        <draw:connector draw:style-name="gr103" draw:text-style-name="P11" draw:layer="layout" draw:line-skew="-2.25cm" svg:x1="97.25cm" svg:y1="22.875cm" svg:x2="78.75cm" svg:y2="38.375cm" draw:start-shape="id123" draw:start-glue-point="3" draw:end-shape="id193" draw:end-glue-point="1" svg:d="M97250 22875h-11500v15500h-7000" svg:viewBox="0 0 18501 15501">
          <text:p/>
        </draw:connector>
        <draw:connector draw:style-name="gr103" draw:text-style-name="P11" draw:layer="layout" draw:line-skew="-2.25cm" svg:x1="97.25cm" svg:y1="23.125cm" svg:x2="78.75cm" svg:y2="38.625cm" draw:start-shape="id124" draw:start-glue-point="3" draw:end-shape="id194" draw:end-glue-point="1" svg:d="M97250 23125h-11500v15500h-7000" svg:viewBox="0 0 18501 15501">
          <text:p/>
        </draw:connector>
        <draw:connector draw:style-name="gr104" draw:text-style-name="P11" draw:layer="layout" draw:line-skew="-2.125cm" svg:x1="97.5cm" svg:y1="26.625cm" svg:x2="79.25cm" svg:y2="42.625cm" draw:start-shape="id132" draw:start-glue-point="3" draw:end-shape="id195" draw:end-glue-point="1" svg:d="M97500 26625h-11250v16000h-7000" svg:viewBox="0 0 18251 16001">
          <text:p/>
        </draw:connector>
        <draw:connector draw:style-name="gr104" draw:text-style-name="P11" draw:layer="layout" draw:line-skew="-1.875cm" svg:x1="97.5cm" svg:y1="26.875cm" svg:x2="79.25cm" svg:y2="42.125cm" draw:start-shape="id133" draw:start-glue-point="3" draw:end-shape="id196" draw:end-glue-point="1" svg:d="M97500 26875h-11000v15250h-7250" svg:viewBox="0 0 18251 15251">
          <text:p/>
        </draw:connector>
        <draw:connector draw:style-name="gr105" draw:text-style-name="P11" draw:layer="layout" draw:line-skew="-3.625cm" svg:x1="97.5cm" svg:y1="32.625cm" svg:x2="79.25cm" svg:y2="42.375cm" draw:start-shape="id151" draw:start-glue-point="3" draw:end-shape="id197" draw:end-glue-point="1" svg:d="M97500 32625h-12750v9750h-5500" svg:viewBox="0 0 18251 9751">
          <text:p/>
        </draw:connector>
        <draw:connector draw:style-name="gr106" draw:text-style-name="P11" draw:layer="layout" draw:line-skew="-3.625cm" svg:x1="97.5cm" svg:y1="32.625cm" svg:x2="79.25cm" svg:y2="53.625cm" draw:start-shape="id151" draw:start-glue-point="3" draw:end-shape="id198" draw:end-glue-point="1" svg:d="M97500 32625h-12750v21000h-5500" svg:viewBox="0 0 18251 21001">
          <text:p/>
        </draw:connector>
        <draw:custom-shape draw:style-name="gr57" draw:text-style-name="P31" xml:id="id219" draw:id="id219" draw:layer="layout" svg:width="2.75cm" svg:height="0.75cm" svg:x="76cm" svg:y="69.2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4" draw:id="id224" draw:layer="layout" svg:width="2.75cm" svg:height="0.25cm" svg:x="76cm" svg:y="70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0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0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0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71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71.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5" draw:id="id225" draw:layer="layout" svg:width="2.75cm" svg:height="0.25cm" svg:x="76cm" svg:y="72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3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3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3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3" draw:id="id223" draw:layer="layout" svg:width="2.75cm" svg:height="0.25cm" svg:x="76cm" svg:y="73.7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74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6" draw:id="id226" draw:layer="layout" svg:width="2.75cm" svg:height="0.25cm" svg:x="76cm" svg:y="74.2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22" draw:id="id222" draw:layer="layout" svg:width="2.75cm" svg:height="0.25cm" svg:x="76cm" svg:y="72.5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21" draw:id="id221" draw:layer="layout" svg:width="2.75cm" svg:height="0.25cm" svg:x="76cm" svg:y="72.25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20" draw:id="id220" draw:layer="layout" svg:width="2.75cm" svg:height="0.25cm" svg:x="76cm" svg:y="72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onnector draw:style-name="gr104" draw:text-style-name="P11" draw:layer="layout" draw:line-skew="-1.375cm" svg:x1="97.5cm" svg:y1="27.375cm" svg:x2="78.75cm" svg:y2="46.875cm" draw:start-shape="id134" draw:start-glue-point="3" draw:end-shape="id199" draw:end-glue-point="1" svg:d="M97500 27375h-10750v19500h-8000" svg:viewBox="0 0 18751 19501">
          <text:p/>
        </draw:connector>
        <draw:connector draw:style-name="gr104" draw:text-style-name="P11" draw:layer="layout" draw:line-skew="-1.125cm" svg:x1="97.5cm" svg:y1="27.875cm" svg:x2="78.75cm" svg:y2="49.375cm" draw:start-shape="id135" draw:start-glue-point="3" draw:end-shape="id200" draw:end-glue-point="1" svg:d="M97500 27875h-10500v21500h-8250" svg:viewBox="0 0 18751 21501">
          <text:p/>
        </draw:connector>
        <draw:connector draw:style-name="gr104" draw:text-style-name="P11" draw:layer="layout" draw:line-skew="-1.125cm" svg:x1="97.5cm" svg:y1="28.125cm" svg:x2="78.75cm" svg:y2="49.625cm" draw:start-shape="id136" draw:start-glue-point="3" draw:end-shape="id201" draw:end-glue-point="1" svg:d="M97500 28125h-10500v21500h-8250" svg:viewBox="0 0 18751 21501">
          <text:p/>
        </draw:connector>
        <draw:connector draw:style-name="gr104" draw:text-style-name="P11" draw:layer="layout" draw:line-skew="-1.125cm" svg:x1="97.5cm" svg:y1="28.375cm" svg:x2="78.75cm" svg:y2="49.875cm" draw:start-shape="id137" draw:start-glue-point="3" draw:end-shape="id202" draw:end-glue-point="1" svg:d="M97500 28375h-10500v21500h-8250" svg:viewBox="0 0 18751 21501">
          <text:p/>
        </draw:connector>
        <draw:connector draw:style-name="gr104" draw:text-style-name="P11" draw:layer="layout" draw:line-skew="-0.875cm" svg:x1="97.5cm" svg:y1="28.625cm" svg:x2="78.75cm" svg:y2="51.125cm" draw:start-shape="id138" draw:start-glue-point="3" draw:end-shape="id203" draw:end-glue-point="1" svg:d="M97500 28625h-10250v22500h-8500" svg:viewBox="0 0 18751 22501">
          <text:p/>
        </draw:connector>
        <draw:connector draw:style-name="gr104" draw:text-style-name="P11" draw:layer="layout" draw:line-skew="-1cm" svg:x1="97.5cm" svg:y1="28.875cm" svg:x2="79cm" svg:y2="45.625cm" draw:start-shape="id139" draw:start-glue-point="3" draw:end-shape="id204" draw:end-glue-point="1" svg:d="M97500 28875h-10250v16750h-8250" svg:viewBox="0 0 18501 16751">
          <text:p/>
        </draw:connector>
        <draw:connector draw:style-name="gr104" draw:text-style-name="P11" draw:layer="layout" draw:line-skew="-0.625cm" svg:x1="97.5cm" svg:y1="29.125cm" svg:x2="78.75cm" svg:y2="47.375cm" draw:start-shape="id141" draw:start-glue-point="3" draw:end-shape="id205" draw:end-glue-point="1" svg:d="M97500 29125h-10000v18250h-8750" svg:viewBox="0 0 18751 18251">
          <text:p/>
        </draw:connector>
        <draw:connector draw:style-name="gr104" draw:text-style-name="P11" draw:layer="layout" draw:line-skew="-0.375cm" svg:x1="97.5cm" svg:y1="29.625cm" svg:x2="78.75cm" svg:y2="51.625cm" draw:start-shape="id142" draw:start-glue-point="3" draw:end-shape="id206" draw:end-glue-point="1" svg:d="M97500 29625h-9750v22000h-9000" svg:viewBox="0 0 18751 22001">
          <text:p/>
        </draw:connector>
        <draw:connector draw:style-name="gr103" draw:text-style-name="P11" draw:layer="layout" draw:line-skew="-0.375cm" svg:x1="97.5cm" svg:y1="36.125cm" svg:x2="79.25cm" svg:y2="53.875cm" draw:start-shape="id158" draw:start-glue-point="3" draw:end-shape="id207" draw:end-glue-point="1" svg:d="M97500 36125h-9500v17750h-8750" svg:viewBox="0 0 18251 17751">
          <text:p/>
        </draw:connector>
        <draw:connector draw:style-name="gr103" draw:text-style-name="P11" draw:layer="layout" draw:line-skew="-0.125cm" svg:x1="97.5cm" svg:y1="36.375cm" svg:x2="79.25cm" svg:y2="53.375cm" draw:start-shape="id160" draw:start-glue-point="3" draw:end-shape="id208" draw:end-glue-point="1" svg:d="M97500 36375h-9250v17000h-9000" svg:viewBox="0 0 18251 17001">
          <text:p/>
        </draw:connector>
        <draw:connector draw:style-name="gr103" draw:text-style-name="P11" draw:layer="layout" draw:line-skew="0.375cm" svg:x1="97.5cm" svg:y1="36.875cm" svg:x2="78.75cm" svg:y2="58.375cm" draw:start-shape="id162" draw:start-glue-point="3" draw:end-shape="id209" draw:end-glue-point="1" svg:d="M97500 36875h-9000v21500h-9750" svg:viewBox="0 0 18751 21501">
          <text:p/>
        </draw:connector>
        <draw:connector draw:style-name="gr103" draw:text-style-name="P11" draw:layer="layout" draw:line-skew="0.625cm" svg:x1="97.5cm" svg:y1="37.375cm" svg:x2="78.75cm" svg:y2="60.875cm" draw:start-shape="id163" draw:start-glue-point="3" draw:end-shape="id210" draw:end-glue-point="1" svg:d="M97500 37375h-8750v23500h-10000" svg:viewBox="0 0 18751 23501">
          <text:p/>
        </draw:connector>
        <draw:connector draw:style-name="gr103" draw:text-style-name="P11" draw:layer="layout" draw:line-skew="0.625cm" svg:x1="97.5cm" svg:y1="37.625cm" svg:x2="78.75cm" svg:y2="61.125cm" draw:start-shape="id164" draw:start-glue-point="3" draw:end-shape="id211" draw:end-glue-point="1" svg:d="M97500 37625h-8750v23500h-10000" svg:viewBox="0 0 18751 23501">
          <text:p/>
        </draw:connector>
        <draw:connector draw:style-name="gr103" draw:text-style-name="P11" draw:layer="layout" draw:line-skew="0.625cm" svg:x1="97.5cm" svg:y1="37.875cm" svg:x2="78.75cm" svg:y2="61.375cm" draw:start-shape="id165" draw:start-glue-point="3" draw:end-shape="id212" draw:end-glue-point="1" svg:d="M97500 37875h-8750v23500h-10000" svg:viewBox="0 0 18751 23501">
          <text:p/>
        </draw:connector>
        <draw:connector draw:style-name="gr103" draw:text-style-name="P11" draw:layer="layout" draw:line-skew="0.875cm" svg:x1="97.5cm" svg:y1="38.125cm" svg:x2="78.75cm" svg:y2="62.625cm" draw:start-shape="id167" draw:start-glue-point="3" draw:end-shape="id213" draw:end-glue-point="1" svg:d="M97500 38125h-8500v24500h-10250" svg:viewBox="0 0 18751 24501">
          <text:p/>
        </draw:connector>
        <draw:connector draw:style-name="gr103" draw:text-style-name="P11" draw:layer="layout" draw:line-skew="1cm" svg:x1="97.5cm" svg:y1="38.375cm" svg:x2="79cm" svg:y2="56.875cm" draw:start-shape="id140" draw:start-glue-point="3" draw:end-shape="id214" draw:end-glue-point="1" svg:d="M97500 38375h-8250v18500h-10250" svg:viewBox="0 0 18501 18501">
          <text:p/>
        </draw:connector>
        <draw:connector draw:style-name="gr103" draw:text-style-name="P11" draw:layer="layout" draw:line-skew="1.375cm" svg:x1="97.5cm" svg:y1="38.625cm" svg:x2="78.75cm" svg:y2="58.875cm" draw:start-shape="id169" draw:start-glue-point="3" draw:end-shape="id215" draw:end-glue-point="1" svg:d="M97500 38625h-8000v20250h-10750" svg:viewBox="0 0 18751 20251">
          <text:p/>
        </draw:connector>
        <draw:connector draw:style-name="gr103" draw:text-style-name="P11" draw:layer="layout" draw:line-skew="1.375cm" svg:x1="97.5cm" svg:y1="38.625cm" svg:x2="78.75cm" svg:y2="61.625cm" draw:start-shape="id169" draw:start-glue-point="3" draw:end-shape="id216" draw:end-glue-point="1" svg:d="M97500 38625h-8000v23000h-10750" svg:viewBox="0 0 18751 23001">
          <text:p/>
        </draw:connector>
        <draw:connector draw:style-name="gr103" draw:text-style-name="P11" draw:layer="layout" draw:line-skew="1.375cm" svg:x1="97.5cm" svg:y1="39.125cm" svg:x2="78.75cm" svg:y2="63.125cm" draw:start-shape="id171" draw:start-glue-point="3" draw:end-shape="id217" draw:end-glue-point="1" svg:d="M97500 39125h-8000v24000h-10750" svg:viewBox="0 0 18751 24001">
          <text:p/>
        </draw:connector>
        <draw:connector draw:style-name="gr104" draw:text-style-name="P11" draw:layer="layout" draw:line-skew="-0.625cm" svg:x1="97.5cm" svg:y1="29.125cm" svg:x2="78.75cm" svg:y2="50.125cm" draw:start-shape="id141" draw:start-glue-point="3" draw:end-shape="id218" draw:end-glue-point="1" svg:d="M97500 29125h-10000v21000h-8750" svg:viewBox="0 0 18751 21001">
          <text:p/>
        </draw:connector>
        <draw:connector draw:style-name="gr103" draw:text-style-name="P11" draw:layer="layout" draw:line-skew="1.75cm" svg:x1="97.25cm" svg:y1="45.625cm" svg:x2="78.75cm" svg:y2="69.625cm" draw:start-shape="id179" draw:start-glue-point="3" draw:end-shape="id219" draw:end-glue-point="1" svg:d="M97250 45625h-7500v24000h-11000" svg:viewBox="0 0 18501 24001">
          <text:p/>
        </draw:connector>
        <draw:connector draw:style-name="gr103" draw:text-style-name="P11" draw:layer="layout" draw:line-skew="2cm" svg:x1="97.25cm" svg:y1="46.125cm" svg:x2="78.75cm" svg:y2="72.125cm" draw:start-shape="id180" draw:start-glue-point="3" draw:end-shape="id220" draw:end-glue-point="1" svg:d="M97250 46125h-7250v26000h-11250" svg:viewBox="0 0 18501 26001">
          <text:p/>
        </draw:connector>
        <draw:connector draw:style-name="gr103" draw:text-style-name="P11" draw:layer="layout" draw:line-skew="2cm" svg:x1="97.25cm" svg:y1="46.375cm" svg:x2="78.75cm" svg:y2="72.375cm" draw:start-shape="id181" draw:start-glue-point="3" draw:end-shape="id221" draw:end-glue-point="1" svg:d="M97250 46375h-7250v26000h-11250" svg:viewBox="0 0 18501 26001">
          <text:p/>
        </draw:connector>
        <draw:connector draw:style-name="gr103" draw:text-style-name="P11" draw:layer="layout" draw:line-skew="2cm" svg:x1="97.25cm" svg:y1="46.625cm" svg:x2="78.75cm" svg:y2="72.625cm" draw:start-shape="id182" draw:start-glue-point="3" draw:end-shape="id222" draw:end-glue-point="1" svg:d="M97250 46625h-7250v26000h-11250" svg:viewBox="0 0 18501 26001">
          <text:p/>
        </draw:connector>
        <draw:connector draw:style-name="gr103" draw:text-style-name="P11" draw:layer="layout" draw:line-skew="2.25cm" svg:x1="97.25cm" svg:y1="46.875cm" svg:x2="78.75cm" svg:y2="73.875cm" draw:start-shape="id183" draw:start-glue-point="3" draw:end-shape="id223" draw:end-glue-point="1" svg:d="M97250 46875h-7000v27000h-11500" svg:viewBox="0 0 18501 27001">
          <text:p/>
        </draw:connector>
        <draw:connector draw:style-name="gr103" draw:text-style-name="P11" draw:layer="layout" draw:line-skew="2.75cm" svg:x1="97.25cm" svg:y1="48.625cm" svg:x2="78.75cm" svg:y2="70.125cm" draw:start-shape="id184" draw:start-glue-point="3" draw:end-shape="id224" draw:end-glue-point="1" svg:d="M97250 48625h-6500v21500h-12000" svg:viewBox="0 0 18501 21501">
          <text:p/>
        </draw:connector>
        <draw:connector draw:style-name="gr103" draw:text-style-name="P11" draw:layer="layout" draw:line-skew="2.75cm" svg:x1="97.25cm" svg:y1="48.625cm" svg:x2="78.75cm" svg:y2="72.875cm" draw:start-shape="id184" draw:start-glue-point="3" draw:end-shape="id225" draw:end-glue-point="1" svg:d="M97250 48625h-6500v24250h-12000" svg:viewBox="0 0 18501 24251">
          <text:p/>
        </draw:connector>
        <draw:connector draw:style-name="gr103" draw:text-style-name="P11" draw:layer="layout" draw:line-skew="3cm" svg:x1="97.25cm" svg:y1="49.125cm" svg:x2="78.75cm" svg:y2="74.375cm" draw:start-shape="id185" draw:start-glue-point="3" draw:end-shape="id226" draw:end-glue-point="1" svg:d="M97250 49125h-6250v25250h-12250" svg:viewBox="0 0 18501 25251">
          <text:p/>
        </draw:connector>
        <draw:custom-shape draw:style-name="gr107" draw:text-style-name="P40" xml:id="id186" draw:id="id186" draw:layer="layout" svg:width="4.25cm" svg:height="0.25cm" svg:x="97.25cm" svg:y="48.2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11" draw:layer="layout" draw:line-skew="2.375cm" svg:x1="97.25cm" svg:y1="48.375cm" svg:x2="79cm" svg:y2="68.375cm" draw:start-shape="id186" draw:start-glue-point="3" draw:end-shape="id227" draw:end-glue-point="1" svg:d="M97250 48375h-6750v20000h-11500" svg:viewBox="0 0 18251 20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variable"/>
    <style:font-face style:name="Source Code Pro ExtraLight1" svg:font-family="'Source Code Pro ExtraLight'" style:font-family-generic="modern" style:font-pitch="fixed"/>
    <style:font-face style:name="Source Code Pro1" svg:font-family="'Source Code Pro'" style:font-family-generic="modern" style:font-pitch="fixed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3" draw:display-name="Arrowheads 3" svg:viewBox="0 0 1131 754" svg:d="M566 0l-566 754 114-85 136-68 148-46 161-17 161 13 153 46 140 68 118 89z"/>
    <draw:marker draw:name="Arrowheads_20_4" draw:display-name="Arrowheads 4" svg:viewBox="0 0 1131 754" svg:d="M566 0l-566 754 114-85 136-68 148-46 161-17 161 13 153 46 140 68 118 89z"/>
    <draw:marker draw:name="Arrowheads_20_5" draw:display-name="Arrowheads 5" svg:viewBox="0 0 1131 754" svg:d="M566 0l-566 754 114-85 136-68 148-46 161-17 161 13 153 46 140 68 118 89z"/>
    <draw:marker draw:name="Arrowheads_20_6" draw:display-name="Arrowheads 6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8T15:49:05.763000000</meta:creation-date>
    <dc:date>2022-07-05T12:14:30.979000000</dc:date>
    <meta:editing-duration>PT8H57M22S</meta:editing-duration>
    <meta:editing-cycles>141</meta:editing-cycles>
    <meta:generator>LibreOffice/7.2.5.2$Windows_X86_64 LibreOffice_project/499f9727c189e6ef3471021d6132d4c694f357e5</meta:generator>
    <meta:document-statistic meta:object-count="650"/>
  </office:meta>
</office:document-meta>
</file>